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ingdings" svg:font-family="Wingdings"/>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7">
      <style:graphic-properties draw:stroke="none" svg:stroke-width="0cm" draw:fill="none" loext:fill-use-slide-background="fals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27">
      <style:graphic-properties draw:stroke="none" svg:stroke-width="0cm" draw:fill="none" loext:fill-use-slide-background="fals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27">
      <style:graphic-properties draw:stroke="none" svg:stroke-width="0cm" draw:fill="none" loext:fill-use-slide-background="fals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33"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27">
      <style:graphic-properties draw:stroke="none" svg:stroke-width="0cm" draw:fill="none" loext:fill-use-slide-background="fals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35"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27">
      <style:graphic-properties draw:stroke="none" svg:stroke-width="0cm" draw:fill="none" loext:fill-use-slide-background="fals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37"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73">
      <style:graphic-properties draw:stroke="none" svg:stroke-width="0cm" draw:fill="none" loext:fill-use-slide-background="fals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83">
      <style:graphic-properties draw:stroke="none" svg:stroke-width="0cm" draw:fill="none" draw:fill-color="#ffffff"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outline1">
      <style:graphic-properties draw:stroke="none" svg:stroke-width="0cm" draw:fill="none" loext:fill-use-slide-background="fals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1"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4" style:family="paragraph">
      <loext:graphic-properties draw:fill-color="#ffffff"/>
    </style:style>
    <style:style style:name="P5" style:family="paragraph">
      <style:paragraph-properties fo:margin-left="0cm" fo:margin-right="0cm" fo:margin-top="0.353cm" fo:margin-bottom="0cm" fo:line-height="90%" fo:text-align="justify" fo:text-indent="0cm" style:punctuation-wrap="hanging" style:writing-mode="lr-tb"/>
      <style:text-properties fo:hyphenate="false"/>
    </style:style>
    <style:style style:name="P6" style:family="paragraph">
      <style:paragraph-properties fo:margin-left="0.635cm" fo:margin-right="0cm" fo:margin-top="0cm" fo:margin-bottom="0cm" fo:line-height="90%" fo:text-align="justify" fo:text-indent="0cm" style:punctuation-wrap="hanging" style:writing-mode="lr-tb">
        <style:tab-stops>
          <style:tab-stop style:position="0cm"/>
        </style:tab-stops>
      </style:paragraph-properties>
      <style:text-properties fo:hyphenate="false"/>
    </style:style>
    <style:style style:name="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90%" fo:text-align="justify" fo:text-indent="0cm" style:punctuation-wrap="hanging" style:writing-mode="lr-tb"/>
      <style:text-properties fo:hyphenate="false"/>
    </style:style>
    <style:style style:name="P13" style:family="paragraph">
      <style:paragraph-properties fo:margin-left="0cm" fo:margin-right="0cm" fo:margin-top="0.212cm" fo:margin-bottom="0cm" fo:line-height="90%" fo:text-align="justify" fo:text-indent="0cm" style:punctuation-wrap="hanging" style:writing-mode="lr-tb"/>
      <style:text-properties fo:hyphenate="false"/>
    </style:style>
    <style:style style:name="P14"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5" style:family="paragraph">
      <style:paragraph-properties fo:margin-left="0cm" fo:margin-right="0cm" fo:margin-top="0.176cm" fo:margin-bottom="0cm" fo:line-height="90%" fo:text-align="justify" fo:text-indent="0cm" style:punctuation-wrap="hanging" style:writing-mode="lr-tb"/>
      <style:text-properties fo:hyphenate="false"/>
    </style:style>
    <style:style style:name="P16" style:family="paragraph">
      <style:paragraph-properties fo:margin-top="0cm" fo:margin-bottom="0cm" fo:line-height="90%" fo:text-align="start"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44pt"/>
    </style:style>
    <style:style style:name="P18" style:family="paragraph">
      <style:paragraph-properties fo:margin-left="0.635cm" fo:margin-right="0cm" fo:margin-top="0.353cm" fo:margin-bottom="0cm" fo:line-height="90%" fo:text-align="start" fo:text-indent="-0.635cm" style:punctuation-wrap="hanging" style:writing-mode="lr-tb">
        <style:tab-stops>
          <style:tab-stop style:position="0cm"/>
        </style:tab-stops>
      </style:paragraph-properties>
      <style:text-properties fo:hyphenate="false"/>
    </style:style>
    <style:style style:name="P19" style:family="paragraph">
      <style:paragraph-properties fo:margin-left="1.27cm" fo:margin-right="0cm" fo:margin-top="0cm" fo:margin-bottom="0cm" fo:line-height="90%" fo:text-align="justify"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212cm" fo:margin-bottom="0cm" fo:line-height="90%" fo:text-align="justify" fo:text-indent="0cm" style:punctuation-wrap="hanging" style:writing-mode="lr-tb">
        <style:tab-stops>
          <style:tab-stop style:position="0cm"/>
        </style:tab-stops>
      </style:paragraph-properties>
      <style:text-properties fo:hyphenate="false"/>
    </style:style>
    <style:style style:name="P21" style:family="paragraph">
      <style:paragraph-properties fo:margin-left="1.27cm" fo:margin-right="0cm" fo:margin-top="0cm" fo:margin-bottom="0.212cm" fo:line-height="90%" fo:text-align="justify" fo:text-indent="0cm" style:punctuation-wrap="hanging" style:writing-mode="lr-tb">
        <style:tab-stops>
          <style:tab-stop style:position="0cm"/>
        </style:tab-stops>
      </style:paragraph-properties>
      <style:text-properties fo:hyphenate="false"/>
    </style:style>
    <style:style style:name="P22" style:family="paragraph">
      <style:paragraph-properties fo:margin-left="2cm" fo:margin-right="0cm" fo:margin-top="0.212cm" fo:margin-bottom="0cm" fo:line-height="90%" fo:text-align="justify" fo:text-indent="0cm">
        <style:tab-stops>
          <style:tab-stop style:position="0cm"/>
        </style:tab-stops>
      </style:paragraph-properties>
    </style:style>
    <style:style style:name="P23" style:family="paragraph">
      <style:paragraph-properties fo:margin-left="2cm" fo:margin-right="0cm" fo:margin-top="0cm" fo:margin-bottom="0.212cm" fo:line-height="90%" fo:text-align="justify" fo:text-indent="0cm">
        <style:tab-stops>
          <style:tab-stop style:position="0cm"/>
        </style:tab-stops>
      </style:paragraph-properties>
    </style:style>
    <style:style style:name="P24" style:family="paragraph">
      <style:paragraph-properties fo:margin-left="0cm" fo:margin-right="0cm" fo:margin-top="0cm" fo:margin-bottom="0cm" fo:line-height="90%" fo:text-align="justify"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212cm" fo:margin-bottom="0.212cm" fo:line-height="90%" fo:text-align="justify" fo:text-indent="0cm" style:punctuation-wrap="hanging" style:writing-mode="lr-tb"/>
      <style:text-properties fo:hyphenate="false"/>
    </style:style>
    <style:style style:name="P26" style:family="paragraph">
      <style:paragraph-properties fo:margin-left="0.635cm" fo:margin-right="0cm" fo:margin-top="0.212cm" fo:margin-bottom="0cm" fo:line-height="90%" fo:text-align="justify"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353cm" fo:margin-bottom="0cm" fo:line-height="90%" fo:text-align="justify" fo:text-indent="0cm" style:punctuation-wrap="hanging" style:writing-mode="lr-tb"/>
      <style:text-properties fo:font-size="18pt" fo:hyphenate="false"/>
    </style:style>
    <style:style style:name="P28"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353cm" fo:margin-bottom="0cm" fo:line-height="90%" fo:text-align="justify" fo:text-indent="0cm" style:punctuation-wrap="hanging" style:writing-mode="lr-tb" style:font-independent-line-spacing="true"/>
      <style:text-properties fo:font-size="18pt" fo:hyphenate="false"/>
    </style:style>
    <style:style style:name="P30" style:family="paragraph">
      <style:paragraph-properties fo:margin-left="0cm" fo:margin-right="0cm" fo:text-indent="0cm"/>
    </style:style>
    <style:style style:name="P31" style:family="paragraph">
      <style:paragraph-properties fo:margin-left="2.699cm" fo:margin-right="0cm" fo:margin-top="0.176cm" fo:margin-bottom="0cm" fo:line-height="90%" fo:text-align="justify" fo:text-indent="0cm">
        <style:tab-stops>
          <style:tab-stop style:position="0cm"/>
        </style:tab-stops>
      </style:paragraph-properties>
    </style:style>
    <style:style style:name="P32" style:family="paragraph">
      <style:paragraph-properties fo:margin-left="0cm" fo:margin-right="0cm" fo:text-indent="0cm">
        <style:tab-stops>
          <style:tab-stop style:position="0cm"/>
        </style:tab-stops>
      </style:paragraph-properties>
    </style:style>
    <style:style style:name="P33" style:family="paragraph">
      <style:paragraph-properties fo:margin-left="2cm" fo:margin-right="0cm" fo:margin-top="0.176cm" fo:margin-bottom="0cm" fo:line-height="90%" fo:text-align="justify" fo:text-indent="0cm">
        <style:tab-stops>
          <style:tab-stop style:position="0cm"/>
        </style:tab-stops>
      </style:paragraph-properties>
    </style:style>
    <style:style style:name="P34" style:family="paragraph">
      <style:paragraph-properties fo:margin-left="0.635cm" fo:margin-right="0cm" fo:margin-top="0.212cm" fo:margin-bottom="0cm" fo:line-height="90%" fo:text-align="justify" fo:text-indent="-0.635cm" style:punctuation-wrap="hanging" style:writing-mode="lr-tb">
        <style:tab-stops>
          <style:tab-stop style:position="0cm"/>
        </style:tab-stops>
      </style:paragraph-properties>
      <style:text-properties fo:hyphenate="false"/>
    </style:style>
    <style:style style:name="P35" style:family="paragraph">
      <style:paragraph-properties fo:margin-left="1.27cm" fo:margin-right="0cm" fo:margin-top="0.212cm" fo:margin-bottom="0cm" fo:line-height="90%" fo:text-align="justify" fo:text-indent="0cm" style:punctuation-wrap="hanging" style:writing-mode="lr-tb">
        <style:tab-stops>
          <style:tab-stop style:position="0cm"/>
        </style:tab-stops>
      </style:paragraph-properties>
      <style:text-properties fo:hyphenate="false"/>
    </style:style>
    <style:style style:name="P36" style:family="paragraph">
      <style:paragraph-properties fo:margin-left="4.128cm" fo:margin-right="0cm" fo:margin-top="0.176cm" fo:margin-bottom="0cm" fo:line-height="90%" fo:text-align="justify" fo:text-indent="0cm">
        <style:tab-stops>
          <style:tab-stop style:position="0cm"/>
        </style:tab-stops>
      </style:paragraph-properties>
    </style:style>
    <style:style style:name="P37" style:family="paragraph">
      <style:paragraph-properties fo:margin-left="0cm" fo:margin-right="0cm" fo:margin-top="0.176cm" fo:margin-bottom="0cm" fo:line-height="90%" fo:text-align="justify" fo:text-indent="0cm" style:punctuation-wrap="hanging" style:writing-mode="lr-tb">
        <style:tab-stops>
          <style:tab-stop style:position="0cm"/>
        </style:tab-stops>
      </style:paragraph-properties>
      <style:text-properties fo:hyphenate="false"/>
    </style:style>
    <style:style style:name="P38" style:family="paragraph">
      <style:paragraph-properties fo:margin-left="4.128cm" fo:margin-right="0cm" fo:margin-top="0.176cm" fo:margin-bottom="0cm" fo:line-height="90%" fo:text-align="justify" fo:text-indent="-1.429cm">
        <style:tab-stops>
          <style:tab-stop style:position="0cm"/>
        </style:tab-stops>
      </style:paragraph-properties>
    </style:style>
    <style:style style:name="P39" style:family="paragraph">
      <style:paragraph-properties fo:margin-left="4.128cm" fo:margin-right="0cm" fo:margin-top="0.353cm" fo:margin-bottom="0cm" fo:line-height="90%" fo:text-align="justify" fo:text-indent="-1.429cm" style:punctuation-wrap="hanging" style:writing-mode="lr-tb">
        <style:tab-stops>
          <style:tab-stop style:position="0cm"/>
        </style:tab-stops>
      </style:paragraph-properties>
      <style:text-properties fo:font-size="18pt" fo:hyphenate="false"/>
    </style:style>
    <style:style style:name="P40" style:family="paragraph">
      <style:paragraph-properties fo:margin-left="0cm" fo:margin-right="0cm" fo:margin-top="0.353cm" fo:margin-bottom="0cm" fo:line-height="90%" fo:text-align="justify" fo:text-indent="0cm" style:punctuation-wrap="hanging" style:writing-mode="lr-tb">
        <style:tab-stops>
          <style:tab-stop style:position="0cm"/>
        </style:tab-stops>
      </style:paragraph-properties>
      <style:text-properties fo:font-size="18pt" fo:hyphenate="false"/>
    </style:style>
    <style:style style:name="P41" style:family="paragraph">
      <style:paragraph-properties fo:margin-left="2.699cm" fo:margin-right="0cm" fo:margin-top="0.353cm" fo:margin-bottom="0cm" fo:line-height="90%" fo:text-align="justify" fo:text-indent="0cm" style:punctuation-wrap="hanging" style:writing-mode="lr-tb">
        <style:tab-stops>
          <style:tab-stop style:position="0cm"/>
        </style:tab-stops>
      </style:paragraph-properties>
      <style:text-properties fo:font-size="18pt" fo:hyphenate="false"/>
    </style:style>
    <style:style style:name="P4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002060" loext:opacity="100%" style:text-outline="false" style:text-line-through-style="none" style:text-line-through-type="none" style:text-position="0% 100%" style:font-name="Wingding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IN" fo:font-style="normal" style:text-underline-style="none" fo:font-weight="bold" fo:background-color="transparent" style:font-size-asian="24pt" style:font-style-asian="normal" style:font-weight-asian="bold" style:font-size-complex="24pt" style:font-style-complex="normal" style:font-weight-complex="bold"/>
    </style:style>
    <style:style style:name="T5"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IN" fo:font-style="normal" style:text-underline-style="none" fo:font-weight="bold" fo:background-color="transparent" style:font-size-asian="28pt" style:font-style-asian="normal" style:font-weight-asian="bold" style:font-size-complex="28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8"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002060" loext:opacity="100%" style:text-outline="false" style:text-line-through-style="none" style:text-line-through-type="none" style:text-position="0% 100%" style:font-name="Calibri1" fo:font-size="20pt" fo:letter-spacing="normal" fo:language="en" fo:country="IN"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 style:family="text">
      <style:text-properties fo:font-variant="normal" fo:text-transform="none" fo:color="#0070c0" loext:opacity="100%" style:text-outline="false" style:text-line-through-style="none" style:text-line-through-type="none" style:text-position="0% 100%" style:font-name="Calibri Light" fo:font-size="44pt" fo:letter-spacing="normal" fo:language="en" fo:country="IN"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00206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 style:family="text">
      <style:text-properties fo:font-variant="normal" fo:text-transform="none" fo:color="#002060" loext:opacity="100%" style:text-outline="false" style:text-line-through-style="none" style:text-line-through-type="none" style:text-position="0% 100%" style:font-name="Calibri1" fo:font-size="23pt" fo:letter-spacing="normal" fo:language="en" fo:country="US" fo:font-style="normal" style:text-underline-style="none" fo:font-weight="bold" fo:background-color="transparent" style:font-size-asian="23pt" style:font-style-asian="normal" style:font-weight-asian="bold" style:font-size-complex="23pt" style:font-style-complex="normal" style:font-weight-complex="bold"/>
    </style:style>
    <style:style style:name="T14" style:family="text">
      <style:text-properties fo:font-variant="normal" fo:text-transform="none" fo:color="#002060" loext:opacity="100%" style:text-outline="false" style:text-line-through-style="none" style:text-line-through-type="none" style:text-position="0% 100%" style:font-name="Calibri1" fo:font-size="23pt" fo:letter-spacing="normal" fo:language="en" fo:country="US" fo:font-style="italic" style:text-underline-style="none" fo:font-weight="bold" fo:background-color="transparent" style:font-size-asian="23pt" style:font-style-asian="italic" style:font-weight-asian="bold" style:font-size-complex="23pt" style:font-style-complex="italic" style:font-weight-complex="bold"/>
    </style:style>
    <style:style style:name="T15" style:family="text">
      <style:text-properties fo:font-variant="normal" fo:text-transform="none" fo:color="#002060" loext:opacity="100%" style:text-outline="false" style:text-line-through-style="none" style:text-line-through-type="none" style:text-position="0% 100%" style:font-name="Wingdings1" fo:font-size="23pt" fo:letter-spacing="normal" fo:language="en" fo:country="US" fo:font-style="normal" style:text-underline-style="none" fo:font-weight="bold" fo:background-color="transparent" style:font-size-asian="23pt" style:font-style-asian="normal" style:font-weight-asian="bold" style:font-size-complex="23pt" style:font-style-complex="normal" style:font-weight-complex="bold"/>
    </style:style>
    <style:style style:name="T16"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17" style:family="text">
      <style:text-properties fo:font-variant="normal" fo:text-transform="none" fo:color="#002060" loext:opacity="100%" style:text-outline="false" style:text-line-through-style="none" style:text-line-through-type="none" style:text-position="0% 100%" style:font-name="Calibri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8" style:family="text">
      <style:text-properties fo:font-variant="normal" fo:text-transform="none" fo:color="#002060" loext:opacity="100%" style:text-outline="false" style:text-line-through-style="none" style:text-line-through-type="none" style:text-position="0% 100%" style:font-name="Calibri1" fo:font-size="22pt" fo:letter-spacing="normal" fo:language="en" fo:country="IN"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9" style:family="text">
      <style:text-properties fo:font-variant="normal" fo:text-transform="none" fo:color="#002060" loext:opacity="100%" style:text-outline="false" style:text-line-through-style="none" style:text-line-through-type="none" style:text-position="0% 100%" style:font-name="Calibri1" fo:font-size="24pt" fo:letter-spacing="normal" fo:language="en" fo:country="US" fo:font-style="italic" style:text-underline-style="solid" style:text-underline-width="auto" style:text-underline-color="font-color" fo:font-weight="bold" fo:background-color="transparent" style:font-size-asian="24pt" style:font-style-asian="italic" style:font-weight-asian="bold" style:font-size-complex="24pt" style:font-style-complex="italic"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35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99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002060" fo:font-size="100%"/>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35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suffix="." style:num-format="1">
        <style:list-level-properties text:space-before="1.27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suffix="." style:num-format="1">
        <style:list-level-properties text:space-before="1.27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35cm"/>
        <style:text-properties fo:font-family="Arial" style:font-family-generic="swiss" style:font-pitch="variable" fo:color="#990000" fo:font-size="100%"/>
      </text:list-level-style-bullet>
      <text:list-level-style-number text:level="2" style:num-suffix="." style:num-format="1">
        <style:list-level-properties text:space-before="1.27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35cm"/>
        <style:text-properties fo:font-family="Arial" style:font-family-generic="swiss" style:font-pitch="variable" fo:color="#990000" fo:font-size="100%"/>
      </text:list-level-style-bullet>
      <text:list-level-style-bullet text:level="2" text:bullet-char="•">
        <style:list-level-properties text:space-before="1.27cm" text:min-label-width="0.635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min-label-width="1.27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1.27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text:start-value="3">
        <style:list-level-properties text:min-label-width="1.27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text:start-value="3">
        <style:list-level-properties text:min-label-width="1.27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suffix="." style:num-format="1">
        <style:list-level-properties text:space-before="0.73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format="">
        <style:list-level-properties text:space-before="0.73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suffix="." style:num-format="1" text:start-value="2">
        <style:list-level-properties text:space-before="0.73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format="" text:start-value="2">
        <style:list-level-properties text:space-before="0.73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suffix="." style:num-format="1" text:start-value="3">
        <style:list-level-properties text:space-before="0.73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text:start-value="4">
        <style:list-level-properties text:space-before="0.73cm" text:min-label-width="1.27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suffix="." style:num-format="i">
        <style:list-level-properties text:space-before="1.27cm" text:min-label-width="1.42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635cm"/>
        <style:text-properties fo:font-family="Wingdings" style:font-pitch="variable" style:font-charset="x-symbol"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5cm" text:min-label-width="0.64cm"/>
        <style:text-properties fo:font-family="Arial" style:font-family-generic="swiss" style:font-pitch="variable"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min-label-width="0.635cm"/>
        <style:text-properties fo:font-family="Arial" style:font-family-generic="swiss" style:font-pitch="variable" fo:color="#00206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min-label-width="0.635cm"/>
        <style:text-properties fo:font-family="Arial" style:font-family-generic="swiss" style:font-pitch="variable" fo:color="#99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i">
        <style:list-level-properties text:space-before="1.27cm" text:min-label-width="1.42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27cm" text:min-label-width="1.42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27cm" text:min-label-width="1.42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i" text:start-value="2">
        <style:list-level-properties text:space-before="1.27cm" text:min-label-width="1.42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3cm" text:min-label-width="0.9cm"/>
        <style:text-properties fo:font-family="StarSymbol" style:use-window-font-color="true" fo:font-size="45%"/>
      </text:list-level-style-bullet>
      <text:list-level-style-number text:level="2" style:num-format="" text:start-value="2">
        <style:list-level-properties text:space-before="1.27cm" text:min-label-width="1.42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3cm" text:min-label-width="0.9cm"/>
        <style:text-properties fo:font-family="StarSymbol" style:use-window-font-color="true" fo:font-size="45%"/>
      </text:list-level-style-bullet>
      <text:list-level-style-number text:level="2" style:num-format="" text:start-value="2">
        <style:list-level-properties text:space-before="1.27cm" text:min-label-width="1.42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i" text:start-value="3">
        <style:list-level-properties text:space-before="1.27cm" text:min-label-width="1.429cm"/>
        <style:text-properties fo:color="#00206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2.698cm" text:min-label-width="0.953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text:start-value="3">
        <style:list-level-properties text:space-before="2.698cm" text:min-label-width="0.95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2.698cm" text:min-label-width="0.953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2.698cm" text:min-label-width="0.953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number text:level="3" style:num-format="">
        <style:list-level-properties text:space-before="2.8cm" text:min-label-width="0.8cm"/>
        <style:text-properties fo:color="#00206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
        <style:list-level-properties text:space-before="1.429cm"/>
        <style:text-properties fo:font-family="Arial" style:font-family-generic="swiss" style:font-pitch="variable" fo:color="#000000" fo:font-size="100%"/>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1.429cm"/>
        <style:text-properties fo:font-family="Arial" style:font-family-generic="swiss" style:font-pitch="variable" fo:color="#000000" fo:font-size="100%"/>
      </text:list-level-style-bullet>
      <text:list-level-style-number text:level="2" style:num-format="">
        <style:list-level-properties text:min-label-width="1.27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bullet text:level="1" text:bullet-char="•">
        <style:list-level-properties text:space-before="1.429cm"/>
        <style:text-properties fo:font-family="Arial" style:font-family-generic="swiss" style:font-pitch="variable" fo:color="#00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bullet text:level="1" text:bullet-char="•">
        <style:list-level-properties text:min-label-width="0.635cm"/>
        <style:text-properties fo:font-family="Arial" style:font-family-generic="swiss" style:font-pitch="variable" fo:color="#99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
        <style:list-level-properties text:space-before="1.429cm"/>
        <style:text-properties fo:font-family="Arial" style:font-family-generic="swiss" style:font-pitch="variable" fo:color="#000000" fo:font-size="100%"/>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number text:level="3" style:num-suffix="." style:num-format="i">
        <style:list-level-properties text:space-before="1.27cm" text:min-label-width="1.429cm"/>
        <style:text-properties fo:color="#00206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number text:level="3" style:num-format="">
        <style:list-level-properties text:space-before="1.27cm" text:min-label-width="1.429cm"/>
        <style:text-properties fo:color="#00206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2060" fo:font-size="100%"/>
      </text:list-level-style-bullet>
      <text:list-level-style-number text:level="3" style:num-suffix="." style:num-format="i">
        <style:list-level-properties text:space-before="1.27cm" text:min-label-width="1.429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number text:level="3" style:num-suffix="." style:num-format="i">
        <style:list-level-properties text:space-before="1.27cm" text:min-label-width="1.429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suffix=")" style:num-format="a">
        <style:list-level-properties text:space-before="2.699cm" text:min-label-width="1.429cm"/>
        <style:text-properties fo:color="#00206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suffix="." style:num-format="i">
        <style:list-level-properties text:space-before="1.27cm" text:min-label-width="1.429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1">
      <text:list-level-style-number text:level="1" style:num-format="">
        <style:list-level-properties text:space-before="0.3cm" text:min-label-width="0.9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bullet text:level="1" text:bullet-char="">
        <style:list-level-properties text:space-before="1.27cm"/>
        <style:text-properties fo:font-family="Wingdings" style:font-pitch="variable" style:font-charset="x-symbol"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number text:level="1" style:num-format="">
        <style:list-level-properties text:space-before="1.2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number text:level="1" style:num-suffix="." style:num-format="1" text:start-value="2">
        <style:list-level-properties text:min-label-width="1.27cm"/>
        <style:text-properties fo:color="#00206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bullet text:level="1" text:bullet-char="">
        <style:list-level-properties text:space-before="1.27cm"/>
        <style:text-properties fo:font-family="Wingdings" style:font-pitch="variable" style:font-charset="x-symbol" fo:color="#00206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6">
      <text:list-level-style-number text:level="1" style:num-format="" text:start-value="2">
        <style:list-level-properties text:space-before="1.2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699cm" text:min-label-width="1.429cm"/>
        <style:text-properties fo:font-family="Arial" style:font-family-generic="swiss" style:font-pitch="variable" fo:color="#00206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699cm" text:min-label-width="1.429cm"/>
        <style:text-properties fo:color="#00206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699cm" text:min-label-width="1.429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699cm" text:min-label-width="1.429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699cm" text:min-label-width="1.429cm"/>
        <style:text-properties fo:font-family="Arial" style:font-family-generic="swiss" style:font-pitch="variable" fo:color="#00206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2.699cm" text:min-label-width="1.429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699cm" text:min-label-width="1.429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suffix="." style:num-format="i">
        <style:list-level-properties text:space-before="1.27cm" text:min-label-width="1.429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number text:level="3" style:num-suffix="." style:num-format="i">
        <style:list-level-properties text:space-before="1.27cm" text:min-label-width="1.429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9">
      <text:list-level-style-bullet text:level="1" text:bullet-char="•">
        <style:list-level-properties text:space-before="1.429cm"/>
        <style:text-properties fo:font-family="Arial" style:font-family-generic="swiss" style:font-pitch="variable" fo:color="#000000" fo:font-size="100%"/>
      </text:list-level-style-bullet>
      <text:list-level-style-bullet text:level="2" text:bullet-char="•">
        <style:list-level-properties text:min-label-width="1.27cm"/>
        <style:text-properties fo:font-family="Arial" style:font-family-generic="swiss" style:font-pitch="variable" fo:color="#000000" fo:font-size="100%"/>
      </text:list-level-style-bullet>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0">
      <text:list-level-style-bullet text:level="1" text:bullet-char="•">
        <style:list-level-properties text:space-before="1.429cm"/>
        <style:text-properties fo:font-family="Arial" style:font-family-generic="swiss" style:font-pitch="variable" fo:color="#000000" fo:font-size="100%"/>
      </text:list-level-style-bullet>
      <text:list-level-style-number text:level="2" style:num-format="">
        <style:list-level-properties text:min-label-width="1.27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1">
      <text:list-level-style-bullet text:level="1" text:bullet-char="•">
        <style:list-level-properties text:space-before="1.429cm"/>
        <style:text-properties fo:font-family="Arial" style:font-family-generic="swiss" style:font-pitch="variable" fo:color="#00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2">
      <text:list-level-style-bullet text:level="1" text:bullet-char="•">
        <style:list-level-properties text:min-label-width="0.635cm"/>
        <style:text-properties fo:font-family="Arial" style:font-family-generic="swiss" style:font-pitch="variable" fo:color="#000000" fo:font-size="100%"/>
      </text:list-level-style-bullet>
      <text:list-level-style-number text:level="2" style:num-suffix="." style:num-format="i">
        <style:list-level-properties text:space-before="1.27cm" text:min-label-width="1.429cm"/>
        <style:text-properties fo:color="#000000" fo:font-size="100%"/>
      </text:list-level-style-number>
      <text:list-level-style-bullet text:level="3" text:bullet-char="•">
        <style:list-level-properties text:min-label-width="1.27cm"/>
        <style:text-properties fo:font-family="Arial" style:font-family-generic="swiss" style:font-pitch="variable"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ank Risk"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Bank Risk</text:span></text:p>
          </draw:text-box>
        </draw:frame>
        <draw:frame draw:name="Subtitle 2" presentation:style-name="pr2" draw:text-style-name="P3" draw:layer="layout" svg:width="25.399cm" svg:height="4.598cm" svg:x="4.233cm" svg:y="10.006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2T11">
        <draw:frame draw:name="Content Placeholder 1" presentation:style-name="pr4" draw:text-style-name="P9" draw:layer="layout" svg:width="26.731cm" svg:height="10.064cm" svg:x="1.534cm" svg:y="4.589cm" presentation:class="outline" presentation:user-transformed="true">
          <draw:text-box>
            <text:list text:style-name="L2">
              <text:list-item>
                <text:p text:style-name="P5"><text:span text:style-name="T2">Fundamental objective of bank management is to maximize shareholders’ wealth </text:span><text:span text:style-name="T3"></text:span><text:span text:style-name="T2"> maximizing market value of a firm’s common stock</text:span></text:p>
              </text:list-item>
              <text:list-item>
                <text:p text:style-name="P5"><text:span text:style-name="T2">Profit maximization appears to suggest that the bank manager simply invest in assets that generate the highest gross yields and keep costs down</text:span></text:p>
              </text:list-item>
              <text:list-item>
                <text:p text:style-name="P5"><text:span text:style-name="T2">To obtain higher yields, a bank must either take on increased risk or lower operating costs. Greater risk manifests itself in greater volatility of net income and market value of stockholder’s equity</text:span></text:p>
              </text:list-item>
              <text:list-item>
                <text:p text:style-name="P5"><text:span text:style-name="T2">A banks profitability will generally vary directly with the riskiness</text:span></text:p>
              </text:list-item>
            </text:list>
            <text:p text:style-name="P6"><text:span text:style-name="T2">of its portfolio and operations</text:span></text:p>
            <text:p text:style-name="P7"><text:span text:style-name="T2"/></text:p>
            <text:p text:style-name="P8"><text:span text:style-name="T4"/></text:p>
          </draw:text-box>
        </draw:frame>
        <draw:custom-shape draw:name="TextBox 3" draw:style-name="gr2" draw:text-style-name="P11" draw:layer="layout" svg:width="25.837cm" svg:height="1.434cm" svg:x="3.345cm" svg:y="1.939cm">
          <text:p text:style-name="P10"><text:span text:style-name="T5">Risk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frame draw:name="Content Placeholder 1" presentation:style-name="pr4" draw:text-style-name="P9" draw:layer="layout" svg:width="26.471cm" svg:height="10.064cm" svg:x="2.01cm" svg:y="4.427cm" presentation:class="outline" presentation:user-transformed="true">
          <draw:text-box>
            <text:list text:style-name="L2">
              <text:list-item>
                <text:p text:style-name="P12"><text:span text:style-name="T6">Risk management </text:span><text:span text:style-name="T2">is a process by which managers identify, assess, monitor, and control risk associated with a financial institution’s activities</text:span></text:p>
              </text:list-item>
              <text:list-item>
                <text:p text:style-name="P13"><text:span text:style-name="T2">The complexity and range of financial products have made risk management more difficult to accomplish and evaluate</text:span></text:p>
              </text:list-item>
            </text:list>
            <text:p text:style-name="P14"><text:span text:style-name="T2"/></text:p>
            <text:p text:style-name="P5"><text:span text:style-name="T4"/></text:p>
          </draw:text-box>
        </draw:frame>
        <draw:custom-shape draw:name="TextBox 3" draw:style-name="gr3" draw:text-style-name="P11" draw:layer="layout" svg:width="25.837cm" svg:height="1.434cm" svg:x="3.345cm" svg:y="1.939cm">
          <text:p text:style-name="P10"><text:span text:style-name="T5">Risk Management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draw:frame draw:name="Content Placeholder 1" presentation:style-name="pr6" draw:text-style-name="P9" draw:layer="layout" svg:width="25.507cm" svg:height="11.066cm" svg:x="2.362cm" svg:y="4.462cm" presentation:class="outline" presentation:user-transformed="true">
          <draw:text-box>
            <text:list text:style-name="L2">
              <text:list-item>
                <text:p text:style-name="P5"><text:span text:style-name="T2">Vertical Processes</text:span></text:p>
              </text:list-item>
            </text:list>
            <text:list text:style-name="L7">
              <text:list-item>
                <text:list>
                  <text:list-item>
                    <text:p text:style-name="P15"><text:span text:style-name="T7">Top-down and Bottom-up Processes</text:span></text:p>
                  </text:list-item>
                </text:list>
              </text:list-item>
              <text:list-item>
                <text:p text:style-name="P5"><text:span text:style-name="T2">Horizontal Process (Transversal Process)</text:span></text:p>
              </text:list-item>
              <text:list-item>
                <text:p text:style-name="P5"><text:span text:style-name="T2">Risk management combines top down and bottom-up processes with transversal process</text:span></text:p>
              </text:list-item>
            </text:list>
          </draw:text-box>
        </draw:frame>
        <draw:custom-shape draw:name="TextBox 4" draw:style-name="gr4" draw:text-style-name="P11" draw:layer="layout" svg:width="25.837cm" svg:height="1.434cm" svg:x="3.345cm" svg:y="1.939cm">
          <text:p text:style-name="P10"><text:span text:style-name="T8">Types of Risk Management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draw:frame draw:name="Content Placeholder 1" presentation:style-name="pr4" draw:text-style-name="P9" draw:layer="layout" svg:width="26.112cm" svg:height="10.09cm" svg:x="0.918cm" svg:y="3.873cm" presentation:class="outline" presentation:user-transformed="true">
          <draw:text-box>
            <text:p text:style-name="P5"><text:span text:style-name="T9"/></text:p>
            <text:list text:style-name="L2">
              <text:list-item>
                <text:p text:style-name="P5"><text:span text:style-name="T2">These processes allow the top level to set up global guidelines and risk limits, which are conveyed to the business lines</text:span></text:p>
              </text:list-item>
              <text:list-item>
                <text:p text:style-name="P5"><text:span text:style-name="T2">Allocation of income and risk to business units and transactions</text:span></text:p>
              </text:list-item>
              <text:list-item>
                <text:p text:style-name="P5"><text:span text:style-name="T2">Periodic reporting from business levels to the top</text:span></text:p>
              </text:list-item>
              <text:list-item>
                <text:p text:style-name="P5"><text:span text:style-name="T2">Detection of deviations and corrective actions</text:span></text:p>
              </text:list-item>
              <text:list-item>
                <text:p text:style-name="P5"><text:span text:style-name="T2">Pyramid of risk management: Transactions- Business units-Sub portfolios- Global risk return targets</text:span></text:p>
              </text:list-item>
              <text:list-item>
                <text:p text:style-name="P5"><text:span text:style-name="T2">Revenue and risk allocations</text:span></text:p>
              </text:list-item>
            </text:list>
            <text:p text:style-name="P5"><text:span text:style-name="T4"/></text:p>
          </draw:text-box>
        </draw:frame>
        <draw:custom-shape draw:name="TextBox 4" draw:style-name="gr5" draw:text-style-name="P11" draw:layer="layout" svg:width="25.837cm" svg:height="1.434cm" svg:x="3.345cm" svg:y="1.939cm">
          <text:p text:style-name="P10"><text:span text:style-name="T8">Top-down and Bottom-up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draw:frame draw:name="Content Placeholder 1" presentation:style-name="pr6" draw:text-style-name="P9" draw:layer="layout" svg:width="23.979cm" svg:height="9.053cm" svg:x="2.456cm" svg:y="5.61cm" presentation:class="outline" presentation:user-transformed="true">
          <draw:text-box>
            <text:list text:style-name="L2">
              <text:list-item>
                <text:p text:style-name="P5"><text:span text:style-name="T2">Right technique for capturing risk diversification</text:span></text:p>
              </text:list-item>
              <text:list-item>
                <text:p text:style-name="P5"><text:span text:style-name="T2">Quantification of risk</text:span></text:p>
              </text:list-item>
              <text:list-item>
                <text:p text:style-name="P5"><text:span text:style-name="T2">Capital allocation system for diversification</text:span></text:p>
              </text:list-item>
            </text:list>
          </draw:text-box>
        </draw:frame>
        <draw:custom-shape draw:name="TextBox 4" draw:style-name="gr6" draw:text-style-name="P11" draw:layer="layout" svg:width="25.837cm" svg:height="1.434cm" svg:x="3.345cm" svg:y="1.939cm">
          <text:p text:style-name="P10"><text:span text:style-name="T8">Top-down and Bottom-up Processes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draw:frame draw:name="Content Placeholder 1" presentation:style-name="pr6" draw:text-style-name="P9" draw:layer="layout" svg:width="25.507cm" svg:height="9.053cm" svg:x="1.11cm" svg:y="5.175cm" presentation:class="outline" presentation:user-transformed="true">
          <draw:text-box>
            <text:list text:style-name="L5">
              <text:list-item>
                <text:p text:style-name="P5"><text:span text:style-name="T2">Address risk and return management at horizontal levels such as level of individual transactions, intermediate business line levels and top level for comparing risk and return measures to profitability target and risk limits</text:span></text:p>
              </text:list-item>
              <text:list-item>
                <text:p text:style-name="P5"><text:span text:style-name="T2">Three basic horizontal processes: (i) Setting up risk-return guidelines and benchmarks (ii) risk return decision making (ex ante perspective) and (iii) risk return monitoring (ex post perspective)</text:span></text:p>
              </text:list-item>
            </text:list>
          </draw:text-box>
        </draw:frame>
        <draw:custom-shape draw:name="TextBox 4" draw:style-name="gr7" draw:text-style-name="P11" draw:layer="layout" svg:width="25.837cm" svg:height="1.434cm" svg:x="3.345cm" svg:y="1.939cm">
          <text:p text:style-name="P10"><text:span text:style-name="T5">Transversal Proce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draw:frame draw:name="Content Placeholder 1" presentation:style-name="pr6" draw:text-style-name="P9" draw:layer="layout" svg:width="24.842cm" svg:height="9.053cm" svg:x="2.329cm" svg:y="4.354cm" presentation:class="outline" presentation:user-transformed="true">
          <draw:text-box>
            <text:list text:style-name="L5">
              <text:list-item>
                <text:p text:style-name="P5"><text:span text:style-name="T2">Set credit risk limit for obligators, markets and industries</text:span></text:p>
              </text:list-item>
              <text:list-item>
                <text:p text:style-name="P5"><text:span text:style-name="T2">Set the upper bound for market risk sensitivity to the various market parameters</text:span></text:p>
              </text:list-item>
              <text:list-item>
                <text:p text:style-name="P5"><text:span text:style-name="T2">Delegation serves to decentralize the decision making process</text:span></text:p>
              </text:list-item>
              <text:list-item>
                <text:p text:style-name="P5"><text:span text:style-name="T2">Basic rules for setting the limits: (i) Avoid single loss (ii) diversification of commitments (iii) avoid lending to any borrower beyond borrowing capacity</text:span></text:p>
              </text:list-item>
            </text:list>
            <text:p text:style-name="P5"><text:span text:style-name="T4"/></text:p>
          </draw:text-box>
        </draw:frame>
        <draw:custom-shape draw:name="TextBox 4" draw:style-name="gr8" draw:text-style-name="P11" draw:layer="layout" svg:width="25.837cm" svg:height="1.434cm" svg:x="3.345cm" svg:y="1.939cm">
          <text:p text:style-name="P10"><text:span text:style-name="T5">Setting up Risk and Return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etting up Risk and Return Guidelines Cont…&#10;" draw:style-name="dp1" draw:master-page-name="Title_20_and_20_Content" presentation:presentation-page-layout-name="AL2T11">
        <draw:frame draw:name="Title 1" presentation:style-name="pr7" draw:text-style-name="P17" draw:layer="layout" svg:width="29.209cm" svg:height="3.681cm" svg:x="2.328cm" svg:y="2.538cm" presentation:class="title" presentation:user-transformed="true">
          <draw:text-box>
            <text:p text:style-name="P16"><text:span text:style-name="T5">Setting up Risk and Return Guidelines Cont…</text:span><text:span text:style-name="T10"><text:line-break/></text:span><text:span text:style-name="T10"/></text:p>
          </draw:text-box>
        </draw:frame>
        <draw:frame draw:name="Content Placeholder 2" presentation:style-name="pr4" draw:text-style-name="P9" draw:layer="layout" svg:width="29.209cm" svg:height="9.682cm" svg:x="1.53cm" svg:y="6.22cm" presentation:class="outline" presentation:user-transformed="true">
          <draw:text-box>
            <text:list text:style-name="L5">
              <text:list-item>
                <text:p text:style-name="P5"><text:span text:style-name="T2">Consider the market expectations and sensitivity of income due to interest rate change</text:span></text:p>
              </text:list-item>
              <text:list-item>
                <text:p text:style-name="P5"><text:span text:style-name="T2">Target ROE, Cooke ratio, ROA differential pricing of loans</text:span></text:p>
              </text:list-item>
              <text:list-item>
                <text:p text:style-name="P5"><text:span text:style-name="T2">Proper fund transfer pricing system</text:span></text:p>
              </text:list-item>
            </text:list>
            <text:p text:style-name="P14"><text:span text:style-name="T11"/></text:p>
          </draw:text-box>
        </draw:frame>
        <presentation:notes draw:style-name="dp2">
          <draw:page-thumbnail draw:style-name="gr1"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draw:frame draw:name="Content Placeholder 1" presentation:style-name="pr6" draw:text-style-name="P9" draw:layer="layout" svg:width="25.507cm" svg:height="9.81cm" svg:x="0.747cm" svg:y="4.268cm" presentation:class="outline" presentation:user-transformed="true">
          <draw:text-box>
            <text:list text:style-name="L5">
              <text:list-item>
                <text:p text:style-name="P5"><text:span text:style-name="T2">Risk decisions include new transactions, portfolio rebalancing, portfolio restructuring and hedging decisions</text:span></text:p>
              </text:list-item>
              <text:list-item>
                <text:p text:style-name="P5"><text:span text:style-name="T2">On balance sheet actions relate to new business and existing portfolio of transactions</text:span></text:p>
              </text:list-item>
              <text:list-item>
                <text:p text:style-name="P5"><text:span text:style-name="T2">Are expected revenues in line with risk?</text:span></text:p>
              </text:list-item>
              <text:list-item>
                <text:p text:style-name="P5"><text:span text:style-name="T2">What is the impact on risk of the bank?</text:span></text:p>
              </text:list-item>
            </text:list>
            <text:p text:style-name="P5"><text:span text:style-name="T2"/></text:p>
            <text:p text:style-name="P5"><text:span text:style-name="T4"/></text:p>
          </draw:text-box>
        </draw:frame>
        <draw:custom-shape draw:name="TextBox 4" draw:style-name="gr9" draw:text-style-name="P11" draw:layer="layout" svg:width="25.837cm" svg:height="1.434cm" svg:x="1.421cm" svg:y="1.939cm">
          <text:p text:style-name="P10"><text:span text:style-name="T5">Decision Making (Ex ante Persp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Decision Making (Ex ante Perspective) Cont…&#10;" draw:style-name="dp1" draw:master-page-name="Title_20_and_20_Content" presentation:presentation-page-layout-name="AL2T11">
        <draw:frame draw:name="Title 1" presentation:style-name="pr8" draw:text-style-name="P17" draw:layer="layout" svg:width="29.209cm" svg:height="3.681cm" svg:x="2.328cm" svg:y="1.704cm" presentation:class="title" presentation:user-transformed="true">
          <draw:text-box>
            <text:p text:style-name="P16"><text:span text:style-name="T5">Decision Making (Ex ante Perspective) Cont…</text:span><text:span text:style-name="T5"><text:line-break/></text:span><text:span text:style-name="T5"/></text:p>
          </draw:text-box>
        </draw:frame>
        <draw:frame draw:name="Content Placeholder 2" presentation:style-name="pr4" draw:text-style-name="P9" draw:layer="layout" svg:width="24.341cm" svg:height="7.374cm" svg:x="2.328cm" svg:y="5.071cm" presentation:class="outline" presentation:user-transformed="true">
          <draw:text-box>
            <text:list text:style-name="L5">
              <text:list-item>
                <text:p text:style-name="P5"><text:span text:style-name="T2">Dilemma between volume of business and revenues</text:span></text:p>
              </text:list-item>
              <text:list-item>
                <text:p text:style-name="P5"><text:span text:style-name="T2">Choosing appropriate instruments for hedging</text:span></text:p>
              </text:list-item>
              <text:list-item>
                <text:p text:style-name="P5"><text:span text:style-name="T2">Effective loan portfolio management: Portfolio risk, risk modelling, suitability of instruments, proper diversification</text:span></text:p>
              </text:list-item>
            </text:list>
            <text:p text:style-name="P14"><text:span text:style-name="T11"/></text:p>
          </draw:text-box>
        </draw:frame>
        <presentation:notes draw:style-name="dp2">
          <draw:page-thumbnail draw:style-name="gr1"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draw:frame draw:name="Content Placeholder 4" presentation:style-name="pr6" draw:text-style-name="P9" draw:layer="layout" svg:width="22.682cm" svg:height="12.086cm" svg:x="2.654cm" svg:y="5.364cm" presentation:class="outline" presentation:user-transformed="true">
          <draw:text-box>
            <text:list text:style-name="L2">
              <text:list-item>
                <text:p text:style-name="P14"><text:span text:style-name="T2">Periodic review of risk assessment</text:span></text:p>
              </text:list-item>
              <text:list-item>
                <text:p text:style-name="P14"><text:span text:style-name="T2">Early warning system</text:span></text:p>
              </text:list-item>
              <text:list-item>
                <text:p text:style-name="P14"><text:span text:style-name="T2">Proper provisioning</text:span></text:p>
              </text:list-item>
              <text:list-item>
                <text:p text:style-name="P14"><text:span text:style-name="T2">Measures of risk and return at all levels</text:span></text:p>
              </text:list-item>
              <text:list-item>
                <text:p text:style-name="P14"><text:span text:style-name="T2">Implementation of risk based performance tools</text:span></text:p>
              </text:list-item>
              <text:list-item>
                <text:p text:style-name="P14"><text:span text:style-name="T2">Risk based pricing : RAROC, SVA (shareholders value added)</text:span></text:p>
              </text:list-item>
            </text:list>
            <text:p text:style-name="P18"><text:span text:style-name="T2"><text:s text:c="63"/></text:span></text:p>
          </draw:text-box>
        </draw:frame>
        <draw:custom-shape draw:name="TextBox 5" draw:style-name="gr10" draw:text-style-name="P11" draw:layer="layout" svg:width="25.837cm" svg:height="1.434cm" svg:x="3.345cm" svg:y="1.939cm">
          <text:p text:style-name="P10"><text:span text:style-name="T8">Risk-Return Monitoring (Ex Post Persp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draw:frame draw:name="Content Placeholder 1" presentation:style-name="pr4" draw:text-style-name="P9" draw:layer="layout" svg:width="24.908cm" svg:height="10.064cm" svg:x="1.926cm" svg:y="3.795cm" presentation:class="outline" presentation:user-transformed="true">
          <draw:text-box>
            <text:list text:style-name="L2">
              <text:list-item>
                <text:p text:style-name="P13"><text:span text:style-name="T2">There are mainly six types of risk:</text:span></text:p>
              </text:list-item>
            </text:list>
            <text:list text:style-name="L10">
              <text:list-item>
                <text:list>
                  <text:list-item>
                    <text:p text:style-name="P12"><text:span text:style-name="T7">Credit risk</text:span></text:p>
                  </text:list-item>
                  <text:list-item>
                    <text:p text:style-name="P12"><text:span text:style-name="T7">Liquidity risk</text:span></text:p>
                  </text:list-item>
                  <text:list-item>
                    <text:p text:style-name="P12"><text:span text:style-name="T7">Market risk</text:span></text:p>
                  </text:list-item>
                  <text:list-item>
                    <text:p text:style-name="P12"><text:span text:style-name="T7">Operational risk</text:span></text:p>
                  </text:list-item>
                  <text:list-item>
                    <text:p text:style-name="P12"><text:span text:style-name="T7">Reputation risk</text:span></text:p>
                  </text:list-item>
                  <text:list-item>
                    <text:p text:style-name="P12"><text:span text:style-name="T7">Legal risk</text:span></text:p>
                  </text:list-item>
                </text:list>
              </text:list-item>
              <text:list-item>
                <text:p text:style-name="P5"><text:span text:style-name="T2">Each risk is fundamental to the likelihood that current events or potential events will negatively affect an institution’s profitability and the market value if its assets, liabilities and stock holders’ equity</text:span></text:p>
              </text:list-item>
            </text:list>
            <text:p text:style-name="P5"><text:span text:style-name="T12"/></text:p>
            <text:p text:style-name="P14"><text:span text:style-name="T2"/></text:p>
            <text:p text:style-name="P5"><text:span text:style-name="T4"/></text:p>
          </draw:text-box>
        </draw:frame>
        <draw:custom-shape draw:name="TextBox 3" draw:style-name="gr11" draw:text-style-name="P11" draw:layer="layout" svg:width="25.837cm" svg:height="1.434cm" svg:x="3.345cm" svg:y="1.939cm">
          <text:p text:style-name="P10"><text:span text:style-name="T5">Types of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draw:frame draw:name="Content Placeholder 1" presentation:style-name="pr4" draw:text-style-name="P9" draw:layer="layout" svg:width="29.892cm" svg:height="10.064cm" svg:x="2.108cm" svg:y="3.792cm" presentation:class="outline" presentation:user-transformed="true">
          <draw:text-box>
            <text:list text:style-name="L2">
              <text:list-item>
                <text:p text:style-name="P5"><text:span text:style-name="T6">Credit risk </text:span><text:span text:style-name="T2">is the potential variation in net income and market value of equity resulting from this nonpayment or delayed payment</text:span></text:p>
              </text:list-item>
              <text:list-item>
                <text:p text:style-name="P5"><text:span text:style-name="T2">Credit risk is associated with the quality of individual assets and the likelihood of default</text:span></text:p>
              </text:list-item>
              <text:list-item>
                <text:p text:style-name="P5"><text:span text:style-name="T2">Whenever a bank acquires an earning asset, it assumes the risk that the borrower will default, that is, not repay the principal and interest on a timely basis</text:span></text:p>
              </text:list-item>
              <text:list-item>
                <text:p text:style-name="P5"><text:span text:style-name="T2">Banks evaluate their general credit risk by asking three basic questions:</text:span></text:p>
              </text:list-item>
            </text:list>
            <text:list text:style-name="L7">
              <text:list-item>
                <text:list>
                  <text:list-item>
                    <text:p text:style-name="P15"><text:span text:style-name="T2">What is the historical loss rate on loans and investments?</text:span></text:p>
                  </text:list-item>
                  <text:list-item>
                    <text:p text:style-name="P15"><text:span text:style-name="T2">What is the expected loss in future?</text:span></text:p>
                  </text:list-item>
                  <text:list-item>
                    <text:p text:style-name="P15"><text:span text:style-name="T2">How is bank prepared to weather the losses?</text:span></text:p>
                  </text:list-item>
                </text:list>
              </text:list-item>
            </text:list>
            <text:p text:style-name="P5"><text:span text:style-name="T2"/></text:p>
            <text:p text:style-name="P5"><text:span text:style-name="T12"/></text:p>
            <text:p text:style-name="P14"><text:span text:style-name="T2"/></text:p>
            <text:p text:style-name="P5"><text:span text:style-name="T4"/></text:p>
          </draw:text-box>
        </draw:frame>
        <draw:custom-shape draw:name="TextBox 3" draw:style-name="gr12" draw:text-style-name="P11" draw:layer="layout" svg:width="25.837cm" svg:height="1.434cm" svg:x="3.345cm" svg:y="1.939cm">
          <text:p text:style-name="P10"><text:span text:style-name="T5">Credit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draw:frame draw:name="Content Placeholder 1" presentation:style-name="pr4" draw:text-style-name="P9" draw:layer="layout" svg:width="27.451cm" svg:height="21.378cm" svg:x="1.306cm" svg:y="4.647cm" presentation:class="outline" presentation:user-transformed="true">
          <draw:text-box>
            <text:list text:style-name="L2">
              <text:list-item>
                <text:p text:style-name="P13"><text:span text:style-name="T13">Focus of attention on bank’s historical loan loss experience because loans exhibit the highest default rates</text:span></text:p>
              </text:list-item>
            </text:list>
            <text:list text:style-name="L15">
              <text:list-item>
                <text:p text:style-name="P13"><text:span text:style-name="T14">Gross loan losses (charge offs) </text:span><text:span text:style-name="T13">: dollar value of loans actually written off as uncollectible during a period</text:span></text:p>
              </text:list-item>
              <text:list-item>
                <text:p text:style-name="P13"><text:span text:style-name="T14">Recoveries: </text:span><text:span text:style-name="T13">dollar amount of loans that were previously charged off but </text:span></text:p>
              </text:list-item>
            </text:list>
            <text:p text:style-name="P19"><text:span text:style-name="T13">now collected</text:span></text:p>
            <text:list text:style-name="L17">
              <text:list-item>
                <text:p text:style-name="P20"><text:span text:style-name="T14">Net losses (net charge-offs): </text:span><text:span text:style-name="T13">Difference between gross loans losses &amp;</text:span></text:p>
              </text:list-item>
            </text:list>
            <text:p text:style-name="P21"><text:span text:style-name="T13">recoveries </text:span></text:p>
          </draw:text-box>
        </draw:frame>
        <draw:custom-shape draw:name="TextBox 3" draw:style-name="gr13" draw:text-style-name="P11" draw:layer="layout" svg:width="25.837cm" svg:height="1.434cm" svg:x="3.345cm" svg:y="1.939cm">
          <text:p text:style-name="P10"><text:span text:style-name="T5">Credit Risk: Historical Loss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draw:frame draw:name="Content Placeholder 1" presentation:style-name="pr4" draw:text-style-name="P9" draw:layer="layout" svg:width="30.535cm" svg:height="8.338cm" svg:x="1.465cm" svg:y="4.384cm" presentation:class="outline" presentation:user-transformed="true">
          <draw:text-box>
            <text:list text:style-name="L2">
              <text:list-item>
                <text:p text:style-name="P13"><text:span text:style-name="T13">Ratios that examine expected future loss rates are based on past-due loans, nonaccrual loans, total non accrual loans, and classified loans as a fraction of total loans</text:span></text:p>
              </text:list-item>
            </text:list>
            <text:list text:style-name="L19">
              <text:list-item>
                <text:list>
                  <text:list-item>
                    <text:p text:style-name="P13"><text:span text:style-name="T14">Past-due loans</text:span><text:span text:style-name="T13">: represents loans for which contracted interest and principal payments have not been made but are still accruing interest; they are separated into 30-89 past due <text:s/>and 90 days and over past due date</text:span></text:p>
                  </text:list-item>
                </text:list>
              </text:list-item>
            </text:list>
            <text:p text:style-name="P22"><text:span text:style-name="T14">Non performing loans </text:span><text:span text:style-name="T13">are loans that are more than 90 days past due</text:span></text:p>
            <text:list text:style-name="L21">
              <text:list-item>
                <text:list>
                  <text:list-item>
                    <text:p text:style-name="P20"><text:span text:style-name="T14">Nonaccrual loans</text:span><text:span text:style-name="T13">: those not accruing interest―these loans are </text:span></text:p>
                  </text:list-item>
                </text:list>
              </text:list-item>
            </text:list>
            <text:p text:style-name="P23"><text:span text:style-name="T13">currently/ habitually past due, or have other problems</text:span></text:p>
            <text:list text:style-name="L23">
              <text:list-item>
                <text:list>
                  <text:list-item>
                    <text:p text:style-name="P24"><text:span text:style-name="T14">Total noncurrent loans </text:span><text:span text:style-name="T13">= Past-due loans+ Nonaccrual loans</text:span></text:p>
                  </text:list-item>
                </text:list>
              </text:list-item>
            </text:list>
          </draw:text-box>
        </draw:frame>
        <draw:custom-shape draw:name="TextBox 3" draw:style-name="gr14" draw:text-style-name="P11" draw:layer="layout" svg:width="25.837cm" svg:height="1.434cm" svg:x="3.345cm" svg:y="1.939cm">
          <text:p text:style-name="P10"><text:span text:style-name="T5">Credit Risk: Expected Future Lo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name="Content Placeholder 1" presentation:style-name="pr4" draw:text-style-name="P9" draw:layer="layout" svg:width="27.32cm" svg:height="8.338cm" svg:x="1.465cm" svg:y="4.784cm" presentation:class="outline" presentation:user-transformed="true">
          <draw:text-box>
            <text:list text:style-name="L24">
              <text:list-item>
                <text:list>
                  <text:list-item>
                    <text:p text:style-name="P13"><text:span text:style-name="T14">Restructured loans</text:span><text:span text:style-name="T13">: loans for which the lender has modified the required payments on principal or interest; lender may have negotiated the maturity and/or renegotiated interest rate</text:span></text:p>
                  </text:list-item>
                  <text:list-item>
                    <text:p text:style-name="P13"><text:span text:style-name="T14">Classified loans</text:span><text:span text:style-name="T13">: general category of loans for which regulators have forced to set aside reserves for clearly recognized losses</text:span></text:p>
                  </text:list-item>
                  <text:list-item>
                    <text:p text:style-name="P13"><text:span text:style-name="T13">Some loans, such as speculative construction loans, are riskier than others, an analyst should examine the composition of a bank’s loan portfolio and the magnitude of past due, nonaccrual, noncurrent, restructured, and classified loans relative to total loans</text:span></text:p>
                  </text:list-item>
                </text:list>
              </text:list-item>
            </text:list>
          </draw:text-box>
        </draw:frame>
        <draw:custom-shape draw:name="TextBox 3" draw:style-name="gr15" draw:text-style-name="P11" draw:layer="layout" svg:width="25.837cm" svg:height="1.434cm" svg:x="3.345cm" svg:y="1.939cm">
          <text:p text:style-name="P10"><text:span text:style-name="T5">Credit Risk: Expected Future Losses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draw:frame draw:name="Content Placeholder 1" presentation:style-name="pr4" draw:text-style-name="P9" draw:layer="layout" svg:width="30.535cm" svg:height="8.338cm" svg:x="1.465cm" svg:y="4.884cm" presentation:class="outline" presentation:user-transformed="true">
          <draw:text-box>
            <text:list text:style-name="L2">
              <text:list-item>
                <text:p text:style-name="P13"><text:span text:style-name="T13">When management expects to charge off large amounts of loans, it will build up the allowance for loan losses</text:span></text:p>
              </text:list-item>
              <text:list-item>
                <text:p text:style-name="P13"><text:span text:style-name="T13">Large allowance may indicate good and bad performance:</text:span></text:p>
              </text:list-item>
            </text:list>
            <text:list text:style-name="L25">
              <text:list-item>
                <text:list>
                  <text:list-item>
                    <text:p text:style-name="P13"><text:span text:style-name="T13">If asset quality is poor, bank needs a large allowance because it will need to charge off many loans. Allowance should be large because charge off will deplete it</text:span></text:p>
                  </text:list-item>
                  <text:list-item>
                    <text:p text:style-name="P13"><text:span text:style-name="T13">A bank with high allowance for loan losses and few past due, non accrual or nonperforming loans will not need all of the reserve to cover charge-offs, which will be low. Such a bank has reported provisions for loan loss that are higher than needed such that prior period net income in too low. Future profit measures should benefit once provisions are lowered</text:span></text:p>
                  </text:list-item>
                </text:list>
              </text:list-item>
            </text:list>
          </draw:text-box>
        </draw:frame>
        <draw:custom-shape draw:name="TextBox 3" draw:style-name="gr16" draw:text-style-name="P11" draw:layer="layout" svg:width="25.837cm" svg:height="1.434cm" svg:x="3.345cm" svg:y="1.939cm">
          <text:p text:style-name="P10"><text:span text:style-name="T5">Credit Risk: Expected Future Losses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draw:frame draw:name="Content Placeholder 1" presentation:style-name="pr4" draw:text-style-name="P9" draw:layer="layout" svg:width="30.535cm" svg:height="16.648cm" svg:x="1.465cm" svg:y="4.297cm" presentation:class="outline" presentation:user-transformed="true">
          <draw:text-box>
            <text:list text:style-name="L2">
              <text:list-item>
                <text:p text:style-name="P13"><text:span text:style-name="T13">Ideally management should relate the size of the loan loss reserve to non-current loans, which represents potential charge-offs</text:span></text:p>
              </text:list-item>
              <text:list-item>
                <text:p text:style-name="P25"><text:span text:style-name="T13">Call Reporting guidelines require that a bank’s loan reserve be adequate to cover the known and inherent risk in the loan portfolio</text:span></text:p>
              </text:list-item>
              <text:list-item>
                <text:p text:style-name="P12"><text:span text:style-name="T14">Earnings coverage of net losses</text:span><text:span text:style-name="T13">: ratio used to measure <text:s/>a bank’s ability to cover current period losses</text:span></text:p>
              </text:list-item>
            </text:list>
            <text:list text:style-name="L26">
              <text:list-item>
                <text:p text:style-name="P12"><text:span text:style-name="T13">It is a measure of net operating income before taxes, security gains(losses), extraordinary items, and the provision for loan losses divided by net loan and lease losses</text:span></text:p>
              </text:list-item>
              <text:list-item>
                <text:p text:style-name="P12"><text:span text:style-name="T13">It indicates how many times current earnings can cover current net charge-offs</text:span></text:p>
              </text:list-item>
              <text:list-item>
                <text:p text:style-name="P12"><text:span text:style-name="T13">A higher ratio signals greater coverage; greater protection</text:span></text:p>
              </text:list-item>
            </text:list>
          </draw:text-box>
        </draw:frame>
        <draw:custom-shape draw:name="TextBox 3" draw:style-name="gr17" draw:text-style-name="P11" draw:layer="layout" svg:width="25.837cm" svg:height="1.434cm" svg:x="3.345cm" svg:y="1.939cm">
          <text:p text:style-name="P10"><text:span text:style-name="T5">Credit Risk: Preparation for Lo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draw:frame draw:name="Content Placeholder 1" presentation:style-name="pr4" draw:text-style-name="P9" draw:layer="layout" svg:width="25.95cm" svg:height="10.064cm" svg:x="2.152cm" svg:y="5.338cm" presentation:class="outline" presentation:user-transformed="true">
          <draw:text-box>
            <text:list text:style-name="L2">
              <text:list-item>
                <text:p text:style-name="P5"><text:span text:style-name="T2">Different types of asset and off-balance sheet activities have different default probabilities</text:span></text:p>
              </text:list-item>
              <text:list-item>
                <text:p text:style-name="P5"><text:span text:style-name="T2">Loans typically exhibit the greatest credit risk</text:span></text:p>
              </text:list-item>
              <text:list-item>
                <text:p text:style-name="P5"><text:span text:style-name="T2">Changes in general economic conditions and a firm’s operating environment alter the cash flow available for debt services ―these conditions are difficult to predict</text:span></text:p>
              </text:list-item>
              <text:list-item>
                <text:p text:style-name="P5"><text:span text:style-name="T2">An individuals ability to repay debt varies with change in employment and personal net worth</text:span></text:p>
              </text:list-item>
            </text:list>
            <text:p text:style-name="P5"><text:span text:style-name="T2"/></text:p>
            <text:p text:style-name="P5"><text:span text:style-name="T12"/></text:p>
            <text:p text:style-name="P14"><text:span text:style-name="T2"/></text:p>
            <text:p text:style-name="P5"><text:span text:style-name="T4"/></text:p>
          </draw:text-box>
        </draw:frame>
        <draw:custom-shape draw:name="TextBox 3" draw:style-name="gr18" draw:text-style-name="P11" draw:layer="layout" svg:width="25.837cm" svg:height="1.434cm" svg:x="3.345cm" svg:y="1.939cm">
          <text:p text:style-name="P10"><text:span text:style-name="T5">Credit Risk: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draw:frame draw:name="Content Placeholder 1" presentation:style-name="pr4" draw:text-style-name="P9" draw:layer="layout" svg:width="29.742cm" svg:height="8.338cm" svg:x="1.758cm" svg:y="4.979cm" presentation:class="outline" presentation:user-transformed="true">
          <draw:text-box>
            <text:list text:style-name="L2">
              <text:list-item>
                <text:p text:style-name="P13"><text:span text:style-name="T13">Many banks enter into off-balance sheet activities such as loan commitments, guaranty offers, and derivative contracts. </text:span></text:p>
              </text:list-item>
            </text:list>
            <text:p text:style-name="P26"><text:span text:style-name="T13">The prospective borrowers and counterparties must perform or the bank may take a loss ―these risks can be substantial, but are difficult to measure from published data</text:span></text:p>
            <text:list text:continue-numbering="true" text:style-name="L2">
              <text:list-item>
                <text:p text:style-name="P20"><text:span text:style-name="T13">Banks that lend in a narrow geographic area or concentrate their loans to a certain industry</text:span></text:p>
              </text:list-item>
            </text:list>
            <text:p text:style-name="P26"><text:span text:style-name="T14">Lack of diversification </text:span><text:span text:style-name="T13">could dramatically affect a majority of the bank’s portfolio if economic factors negatively affected the geographic or industry concentration </text:span><text:span text:style-name="T15"></text:span><text:span text:style-name="T13"> these banks are subject to risks that the rest </text:span></text:p>
            <text:p text:style-name="P6"><text:span text:style-name="T13">of the banking industry is not subjected to in its operations</text:span></text:p>
          </draw:text-box>
        </draw:frame>
        <draw:custom-shape draw:name="TextBox 3" draw:style-name="gr19" draw:text-style-name="P11" draw:layer="layout" svg:width="25.837cm" svg:height="1.434cm" svg:x="3.345cm" svg:y="1.939cm">
          <text:p text:style-name="P10"><text:span text:style-name="T5">Credit Risk: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20" draw:text-style-name="P29" draw:layer="layout" svg:width="24.683cm" svg:height="5.34cm" svg:x="1.726cm" svg:y="17.129cm">
          <text:p text:style-name="P27"><text:span text:style-name="T13"/></text:p>
          <text:p text:style-name="P27"><text:span text:style-name="T13"/></text:p>
          <text:p text:style-name="P27"><text:span text:style-name="T13"/></text:p>
          <text:p text:style-name="P2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1">
        <draw:frame draw:name="Content Placeholder 1" presentation:style-name="pr4" draw:text-style-name="P9" draw:layer="layout" svg:width="29.197cm" svg:height="8.338cm" svg:x="1.303cm" svg:y="4.979cm" presentation:class="outline" presentation:user-transformed="true">
          <draw:text-box>
            <text:list text:style-name="L2">
              <text:list-item>
                <text:p text:style-name="P13"><text:span text:style-name="T13">Banks with </text:span><text:span text:style-name="T14">high loan growth </text:span><text:span text:style-name="T13">often assume greater risk, as credit analysis and review procedures are less rigorous</text:span></text:p>
              </text:list-item>
            </text:list>
            <text:p text:style-name="P26"><text:span text:style-name="T13">In many instances, loans perform for a while but losses eventually rise</text:span></text:p>
            <text:p text:style-name="P26"><text:span text:style-name="T13">Loans generated externally through acquisition or entering into new trade often lead to future charge-offs</text:span></text:p>
            <text:list text:style-name="L28">
              <text:list-item>
                <text:p text:style-name="P20"><text:span text:style-name="T13">Banks that lend funds to foreign governments and corporate borrowers take </text:span><text:span text:style-name="T14">country risk </text:span><text:span text:style-name="T13">– they may default on their loans due to government controls over the actions of business and individuals, internal politics that may disrupt payments, general market disruptions and problems that arise when governments reduce or eliminate subsidies used as a source of payments</text:span></text:p>
              </text:list-item>
            </text:list>
          </draw:text-box>
        </draw:frame>
        <draw:custom-shape draw:name="TextBox 3" draw:style-name="gr21" draw:text-style-name="P11" draw:layer="layout" svg:width="25.837cm" svg:height="1.434cm" svg:x="3.345cm" svg:y="1.939cm">
          <text:p text:style-name="P10"><text:span text:style-name="T5">Credit Risk: 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22" draw:text-style-name="P29" draw:layer="layout" svg:width="24.683cm" svg:height="5.34cm" svg:x="1.726cm" svg:y="17.129cm">
          <text:p text:style-name="P27"><text:span text:style-name="T13"/></text:p>
          <text:p text:style-name="P27"><text:span text:style-name="T13"/></text:p>
          <text:p text:style-name="P27"><text:span text:style-name="T13"/></text:p>
          <text:p text:style-name="P2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2T11">
        <draw:frame draw:name="Content Placeholder 1" presentation:style-name="pr4" draw:text-style-name="P9" draw:layer="layout" svg:width="26.731cm" svg:height="10.064cm" svg:x="2.508cm" svg:y="5.424cm" presentation:class="outline" presentation:user-transformed="true">
          <draw:text-box>
            <text:list text:style-name="L2">
              <text:list-item>
                <text:p text:style-name="P5"><text:span text:style-name="T2">Market risk is the current and potential risk to earnings and stockholders’ equity resulting from adverse movements in market rates or prices</text:span></text:p>
              </text:list-item>
              <text:list-item>
                <text:p text:style-name="P5"><text:span text:style-name="T2">Areas of market risk: </text:span></text:p>
              </text:list-item>
            </text:list>
            <text:list text:style-name="L7">
              <text:list-item>
                <text:list>
                  <text:list-item>
                    <text:p text:style-name="P15"><text:span text:style-name="T2">Interest Rate Risk</text:span></text:p>
                  </text:list-item>
                  <text:list-item>
                    <text:p text:style-name="P15"><text:span text:style-name="T2">Equity And Security Price Risk</text:span></text:p>
                  </text:list-item>
                  <text:list-item>
                    <text:p text:style-name="P15"><text:span text:style-name="T2">Foreign Exchange Risk</text:span></text:p>
                  </text:list-item>
                </text:list>
              </text:list-item>
            </text:list>
            <text:p text:style-name="P30"><text:span text:style-name="T2"/></text:p>
            <text:p text:style-name="P14"><text:span text:style-name="T2"/></text:p>
            <text:p text:style-name="P5"><text:span text:style-name="T4"/></text:p>
          </draw:text-box>
        </draw:frame>
        <draw:custom-shape draw:name="TextBox 3" draw:style-name="gr23" draw:text-style-name="P11" draw:layer="layout" svg:width="25.837cm" svg:height="1.434cm" svg:x="3.345cm" svg:y="1.939cm">
          <text:p text:style-name="P10"><text:span text:style-name="T5">Market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Title_20_and_20_Content" presentation:presentation-page-layout-name="AL2T11">
        <draw:frame draw:name="Content Placeholder 1" presentation:style-name="pr4" draw:text-style-name="P9" draw:layer="layout" svg:width="26.731cm" svg:height="10.064cm" svg:x="0.49cm" svg:y="4.589cm" presentation:class="outline" presentation:user-transformed="true">
          <draw:text-box>
            <text:list text:style-name="L32">
              <text:list-item>
                <text:list>
                  <text:list-item>
                    <text:p text:style-name="P15"><text:span text:style-name="T16">Interest Rate Risk</text:span><text:span text:style-name="T2">: potential variability in a bank’s net interest income and market value of equity due to changes in the level of market interest rates</text:span></text:p>
                  </text:list-item>
                </text:list>
              </text:list-item>
            </text:list>
            <text:p text:style-name="P31"><text:span text:style-name="T2">It compares the sensitivity of interest income to changes in asset yields with the sensitivity of interest expense to changes in the interest costs of liabilities</text:span></text:p>
            <text:p text:style-name="P31"><text:span text:style-name="T2">A more comprehensive approach compares the duration of assets with the duration of liabilities to assess the impact of rate of change on net interest income and the market value (or price) of stockholders’ equity</text:span></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24" draw:text-style-name="P11" draw:layer="layout" svg:width="25.837cm" svg:height="1.434cm" svg:x="3.345cm" svg:y="1.939cm">
          <text:p text:style-name="P10"><text:span text:style-name="T5">Market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Title_20_and_20_Content" presentation:presentation-page-layout-name="AL2T11">
        <draw:frame draw:name="Content Placeholder 1" presentation:style-name="pr4" draw:text-style-name="P9" draw:layer="layout" svg:width="26.731cm" svg:height="10.064cm" svg:x="0.49cm" svg:y="4.589cm" presentation:class="outline" presentation:user-transformed="true">
          <draw:text-box>
            <text:list text:style-name="L36">
              <text:list-item>
                <text:list>
                  <text:list-item>
                    <text:p text:style-name="P15"><text:span text:style-name="T16">Equity and Security Price Risk:</text:span></text:p>
                  </text:list-item>
                </text:list>
              </text:list-item>
            </text:list>
            <text:p text:style-name="P31"><text:span text:style-name="T2">Changes in macroeconomic factors affect the market value of any equities, securities, foreign currency holdings, and associated derivative and other off-balance sheet contracts</text:span></text:p>
            <text:p text:style-name="P31"><text:span text:style-name="T2">Large banks must conduct value-at-risk analysis to assess the risk of loss with their portfolio of these trading assets and hold specific amount of capital in support of this market risk</text:span></text:p>
            <text:p text:style-name="P31"><text:span text:style-name="T2">Small banks identify their exposure by conducting sensitivity analysis</text:span></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25" draw:text-style-name="P11" draw:layer="layout" svg:width="25.837cm" svg:height="1.434cm" svg:x="3.345cm" svg:y="1.939cm">
          <text:p text:style-name="P10"><text:span text:style-name="T5">Market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Title_20_and_20_Content" presentation:presentation-page-layout-name="AL2T11">
        <draw:frame draw:name="Content Placeholder 1" presentation:style-name="pr4" draw:text-style-name="P9" draw:layer="layout" svg:width="26.058cm" svg:height="10.064cm" svg:x="0.49cm" svg:y="4.589cm" presentation:class="outline" presentation:user-transformed="true">
          <draw:text-box>
            <text:list text:style-name="L39">
              <text:list-item>
                <text:list>
                  <text:list-item>
                    <text:p text:style-name="P15"><text:span text:style-name="T16">Foreign Exchange Risk:</text:span></text:p>
                  </text:list-item>
                </text:list>
              </text:list-item>
            </text:list>
            <text:list text:style-name="L40">
              <text:list-item>
                <text:list>
                  <text:list-item>
                    <text:p text:style-name="P15"><text:span text:style-name="T2">Changes in foreign exchange rate affects the value of assets , liabilities, and off-balance sheet activities denominated in foreign currencies</text:span></text:p>
                  </text:list-item>
                  <text:list-item>
                    <text:p text:style-name="P15"><text:span text:style-name="T2">When amount of asset differs from amount of liabilities, any change in exchange rates produces a gain or loss that affects the market value of the banks stockholders’ equity</text:span></text:p>
                  </text:list-item>
                </text:list>
              </text:list-item>
            </text:list>
            <text:p text:style-name="P31"><text:span text:style-name="T17"/></text:p>
            <text:p text:style-name="P31"><text:span text:style-name="T17"/></text:p>
            <text:p text:style-name="P32"><text:span text:style-name="T17"/></text:p>
            <text:p text:style-name="P7"><text:span text:style-name="T17"/></text:p>
            <text:p text:style-name="P8"><text:span text:style-name="T18"/></text:p>
          </draw:text-box>
        </draw:frame>
        <draw:custom-shape draw:name="TextBox 3" draw:style-name="gr26" draw:text-style-name="P11" draw:layer="layout" svg:width="25.837cm" svg:height="1.434cm" svg:x="3.345cm" svg:y="1.939cm">
          <text:p text:style-name="P10"><text:span text:style-name="T5">Market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Market Risk Cont…&#10;" draw:style-name="dp1" draw:master-page-name="Title_20_and_20_Content" presentation:presentation-page-layout-name="AL2T11">
        <draw:frame draw:name="Title 1" presentation:style-name="pr8" draw:text-style-name="P17" draw:layer="layout" svg:width="29.209cm" svg:height="3.681cm" svg:x="2.328cm" svg:y="1.014cm" presentation:class="title" presentation:user-transformed="true">
          <draw:text-box>
            <text:p text:style-name="P16"><text:span text:style-name="T5">Market Risk Cont…</text:span><text:span text:style-name="T5"><text:line-break/></text:span><text:span text:style-name="T5"/></text:p>
          </draw:text-box>
        </draw:frame>
        <draw:frame draw:name="Content Placeholder 2" presentation:style-name="pr4" draw:text-style-name="P9" draw:layer="layout" svg:width="24.056cm" svg:height="12.077cm" svg:x="0cm" svg:y="5.189cm" presentation:class="outline" presentation:user-transformed="true">
          <draw:text-box>
            <text:list text:style-name="L42">
              <text:list-item>
                <text:list>
                  <text:list-item>
                    <text:p text:style-name="P15"><text:span text:style-name="T2">Foreign exchnage risk is also found in off-balance sheet loan commitments and guaranties denominated in foreign currencies and also known as </text:span><text:span text:style-name="T6">foreign currency translation risk</text:span></text:p>
                  </text:list-item>
                  <text:list-item>
                    <text:p text:style-name="P15"><text:span text:style-name="T2">A bank has a net exposure of each currency for which it books assets and liabilities</text:span></text:p>
                  </text:list-item>
                </text:list>
              </text:list-item>
            </text:list>
            <text:p text:style-name="P14"><text:span text:style-name="T11"/></text:p>
          </draw:text-box>
        </draw:frame>
        <presentation:notes draw:style-name="dp2">
          <draw:page-thumbnail draw:style-name="gr1" draw:layer="layout" svg:width="19.798cm" svg:height="11.136cm" svg:x="0.6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Title_20_and_20_Content" presentation:presentation-page-layout-name="AL2T11">
        <draw:frame draw:name="Content Placeholder 1" presentation:style-name="pr4" draw:text-style-name="P9" draw:layer="layout" svg:width="26.731cm" svg:height="10.064cm" svg:x="2.473cm" svg:y="5.215cm" presentation:class="outline" presentation:user-transformed="true">
          <draw:text-box>
            <text:list text:style-name="L44">
              <text:list-item>
                <text:list>
                  <text:list-item>
                    <text:p text:style-name="P15"><text:span text:style-name="T2">Refers to the possibility that operating expenses might vary significantly from what is expected, producing a deadline in net income and firm value</text:span></text:p>
                  </text:list-item>
                  <text:list-item>
                    <text:p text:style-name="P15"><text:span text:style-name="T2">The Basel Committee defines operational risk as:</text:span></text:p>
                  </text:list-item>
                </text:list>
              </text:list-item>
            </text:list>
            <text:p text:style-name="P33"><text:span text:style-name="T6">The risk of loss resulting from inadequate or failed internal processes, people, and system, or from external event</text:span></text:p>
            <text:p text:style-name="P32"><text:span text:style-name="T6"/></text:p>
            <text:p text:style-name="P8"><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27" draw:text-style-name="P11" draw:layer="layout" svg:width="25.837cm" svg:height="1.434cm" svg:x="3.345cm" svg:y="1.939cm">
          <text:p text:style-name="P10"><text:span text:style-name="T5">Operational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Title_20_and_20_Content" presentation:presentation-page-layout-name="AL2T11">
        <draw:frame draw:name="Content Placeholder 1" presentation:style-name="pr4" draw:text-style-name="P9" draw:layer="layout" svg:width="26.731cm" svg:height="10.064cm" svg:x="2.438cm" svg:y="5.18cm" presentation:class="outline" presentation:user-transformed="true">
          <draw:text-box>
            <text:list text:style-name="L44">
              <text:list-item>
                <text:list>
                  <text:list-item>
                    <text:p text:style-name="P15"><text:span text:style-name="T2">Some banks are relatively inefficient in controlling direct costs and employee processing errors</text:span></text:p>
                  </text:list-item>
                  <text:list-item>
                    <text:p text:style-name="P15"><text:span text:style-name="T2">Banks must also absorb shocks due to employee theft and fraud</text:span></text:p>
                  </text:list-item>
                  <text:list-item>
                    <text:p text:style-name="P15"><text:span text:style-name="T2">Banks operating risk is closely related to its operating policies and processes and whether it has adequate controls</text:span></text:p>
                  </text:list-item>
                  <text:list-item>
                    <text:p text:style-name="P15"><text:span text:style-name="T2">Losses from external events, such as an electrical outage, are easy to identify but difficult to forecast because they are not tied to specific tasks or products within the bank</text:span></text:p>
                  </text:list-item>
                </text:list>
              </text:list-item>
            </text:list>
            <text:p text:style-name="P30"><text:span text:style-name="T2"/></text:p>
            <text:p text:style-name="P30"><text:span text:style-name="T2"/></text:p>
            <text:p text:style-name="P30"><text:span text:style-name="T6"/></text:p>
            <text:p text:style-name="P30"><text:span text:style-name="T6"/></text:p>
            <text:p text:style-name="P5"><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28" draw:text-style-name="P11" draw:layer="layout" svg:width="25.837cm" svg:height="1.434cm" svg:x="3.345cm" svg:y="1.939cm">
          <text:p text:style-name="P10"><text:span text:style-name="T5">Operational Risk: <text:s/>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Title_20_and_20_Content" presentation:presentation-page-layout-name="AL2T11">
        <draw:frame draw:name="Content Placeholder 1" presentation:style-name="pr4" draw:text-style-name="P9" draw:layer="layout" svg:width="26.162cm" svg:height="10.064cm" svg:x="0.768cm" svg:y="4.693cm" presentation:class="outline" presentation:user-transformed="true">
          <draw:text-box>
            <text:list text:style-name="L44">
              <text:list-item>
                <text:list>
                  <text:list-item>
                    <text:p text:style-name="P15"><text:span text:style-name="T2">It is difficult to measure directly but is likely to be greater the higher number of divisions or subsidiaries, employees and loans to insiders</text:span></text:p>
                  </text:list-item>
                  <text:list-item>
                    <text:p text:style-name="P15"><text:span text:style-name="T2">Measures of <text:s/>operating risk:</text:span></text:p>
                  </text:list-item>
                </text:list>
              </text:list-item>
            </text:list>
            <text:list text:style-name="L55">
              <text:list-item>
                <text:list>
                  <text:list-item>
                    <text:list>
                      <text:list-item>
                        <text:p text:style-name="P15"><text:span text:style-name="T2">Historically: measures of operational efficiency and expense control or productivity</text:span></text:p>
                      </text:list-item>
                      <text:list-item>
                        <text:p text:style-name="P15"><text:span text:style-name="T2">Total asset per employee</text:span></text:p>
                      </text:list-item>
                      <text:list-item>
                        <text:p text:style-name="P15"><text:span text:style-name="T2">Total personnel expense per employee</text:span></text:p>
                      </text:list-item>
                      <text:list-item>
                        <text:p text:style-name="P15"><text:span text:style-name="T2">Unexpected losses or risk that occur as the result of : </text:span></text:p>
                      </text:list-item>
                    </text:list>
                  </text:list-item>
                </text:list>
              </text:list-item>
            </text:list>
            <text:p text:style-name="P31"><text:span text:style-name="T2">(a) business interruptions, (b) transaction processing, (c)inadequate information system (d) breaches in internal controls and (e) client liability</text:span></text:p>
            <text:p text:style-name="P32"><text:span text:style-name="T7"/></text:p>
            <text:p text:style-name="P32"><text:span text:style-name="T7"/></text:p>
            <text:p text:style-name="P32"><text:span text:style-name="T2"/></text:p>
            <text:p text:style-name="P32"><text:span text:style-name="T2"/></text:p>
            <text:p text:style-name="P32"><text:span text:style-name="T6"/></text:p>
            <text:p text:style-name="P32"><text:span text:style-name="T6"/></text:p>
            <text:p text:style-name="P8"><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29" draw:text-style-name="P11" draw:layer="layout" svg:width="25.837cm" svg:height="1.434cm" svg:x="3.345cm" svg:y="1.939cm">
          <text:p text:style-name="P10"><text:span text:style-name="T5">Operational Risk: <text:s/>Meas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Title_20_and_20_Content" presentation:presentation-page-layout-name="AL2T11">
        <draw:frame draw:name="Content Placeholder 1" presentation:style-name="pr4" draw:text-style-name="P9" draw:layer="layout" svg:width="26.162cm" svg:height="10.064cm" svg:x="1.29cm" svg:y="5.354cm" presentation:class="outline" presentation:user-transformed="true">
          <draw:text-box>
            <text:list text:style-name="L59">
              <text:list-item>
                <text:list>
                  <text:list-item>
                    <text:list>
                      <text:list-item>
                        <text:p text:style-name="P15"><text:span text:style-name="T19">Business interruptions</text:span><text:span text:style-name="T2">: loss or damage to assets, facilities, systems, or people</text:span></text:p>
                      </text:list-item>
                      <text:list-item>
                        <text:p text:style-name="P15"><text:span text:style-name="T19">Transaction processing</text:span><text:span text:style-name="T2">: failed, late, or incorrect settlements</text:span></text:p>
                      </text:list-item>
                      <text:list-item>
                        <text:p text:style-name="P15"><text:span text:style-name="T19">Inadequate information system</text:span><text:span text:style-name="T2">: security data or systems is compromised</text:span></text:p>
                      </text:list-item>
                      <text:list-item>
                        <text:p text:style-name="P15"><text:span text:style-name="T19">Breaches in internal controls: </text:span><text:span text:style-name="T2">fraud, theft, or unauthorized activities</text:span></text:p>
                      </text:list-item>
                      <text:list-item>
                        <text:p text:style-name="P15"><text:span text:style-name="T19">Client liability</text:span><text:span text:style-name="T2">: restitution payments or reputation loss</text:span></text:p>
                      </text:list-item>
                    </text:list>
                  </text:list-item>
                </text:list>
              </text:list-item>
            </text:list>
            <text:p text:style-name="P30"><text:span text:style-name="T2"/></text:p>
            <text:p text:style-name="P30"><text:span text:style-name="T2"/></text:p>
            <text:p text:style-name="P30"><text:span text:style-name="T2"/></text:p>
            <text:p text:style-name="P30"><text:span text:style-name="T2"/></text:p>
            <text:p text:style-name="P30"><text:span text:style-name="T6"/></text:p>
            <text:p text:style-name="P30"><text:span text:style-name="T6"/></text:p>
            <text:p text:style-name="P5"><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30" draw:text-style-name="P11" draw:layer="layout" svg:width="25.837cm" svg:height="1.434cm" svg:x="3.345cm" svg:y="1.939cm">
          <text:p text:style-name="P10"><text:span text:style-name="T5">Operational Risk: <text:s/>Meas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Title_20_and_20_Content" presentation:presentation-page-layout-name="AL2T11">
        <draw:frame draw:name="Content Placeholder 1" presentation:style-name="pr4" draw:text-style-name="P9" draw:layer="layout" svg:width="31.232cm" svg:height="8.338cm" svg:x="1.268cm" svg:y="4.771cm" presentation:class="outline" presentation:user-transformed="true">
          <draw:text-box>
            <text:list text:style-name="L2">
              <text:list-item>
                <text:p text:style-name="P13"><text:span text:style-name="T13">Liquidity risk is the current and potential risk to earnings and the market value of stockholder’s equity that results from a bank’s inability to meet payment or clearing obligations in a timely and cost effective manner</text:span></text:p>
              </text:list-item>
              <text:list-item>
                <text:p text:style-name="P13"><text:span text:style-name="T13">It is greatest when a bank cannot anticipate new loan demand or deposit withdrawals, and does not have access to new cash</text:span></text:p>
              </text:list-item>
              <text:list-item>
                <text:p text:style-name="P13"><text:span text:style-name="T13">Liquidity risk can be the result or either (i) funding problems or (ii) market liquidity risk</text:span></text:p>
              </text:list-item>
            </text:list>
            <text:list text:style-name="L25">
              <text:list-item>
                <text:list>
                  <text:list-item>
                    <text:p text:style-name="P13"><text:span text:style-name="T13">Funding Liquidity Risk: inability to liquidate assets or obtain adequate funding <text:s/>from new borrowing</text:span></text:p>
                  </text:list-item>
                  <text:list-item>
                    <text:p text:style-name="P13"><text:span text:style-name="T13">Market Liquidity Risk: inability of bank to easily unwind or offset specific exposures without significant losses from inadequate market depth or market disturbances </text:span></text:p>
                  </text:list-item>
                </text:list>
              </text:list-item>
            </text:list>
            <text:p text:style-name="P30"><text:span text:style-name="T13"/></text:p>
            <text:p text:style-name="P13"><text:span text:style-name="T13"/></text:p>
          </draw:text-box>
        </draw:frame>
        <draw:custom-shape draw:name="TextBox 3" draw:style-name="gr31" draw:text-style-name="P11" draw:layer="layout" svg:width="25.837cm" svg:height="1.434cm" svg:x="3.345cm" svg:y="1.939cm">
          <text:p text:style-name="P10"><text:span text:style-name="T5">Liquidity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32" draw:text-style-name="P29" draw:layer="layout" svg:width="24.683cm" svg:height="5.34cm" svg:x="1.726cm" svg:y="17.129cm">
          <text:p text:style-name="P27"><text:span text:style-name="T13"/></text:p>
          <text:p text:style-name="P27"><text:span text:style-name="T13"/></text:p>
          <text:p text:style-name="P27"><text:span text:style-name="T13"/></text:p>
          <text:p text:style-name="P2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Title_20_and_20_Content" presentation:presentation-page-layout-name="AL2T11">
        <draw:frame draw:name="Content Placeholder 1" presentation:style-name="pr4" draw:text-style-name="P9" draw:layer="layout" svg:width="25.941cm" svg:height="8.798cm" svg:x="2.555cm" svg:y="5.397cm" presentation:class="outline" presentation:user-transformed="true">
          <draw:text-box>
            <text:p text:style-name="P34"><text:span text:style-name="T2">A firm can provide for its liquidity needs in two ways</text:span></text:p>
            <text:list text:style-name="L15">
              <text:list-item>
                <text:p text:style-name="P20"><text:span text:style-name="T2">Holding Liquid Assets:</text:span></text:p>
              </text:list-item>
            </text:list>
            <text:list text:style-name="L62">
              <text:list-item>
                <text:p text:style-name="P20"><text:span text:style-name="T2">Most banks hold assets that can be readily sold near par to meet liquidity needs; but are costly for banks to hold &amp; pay very low rates of interest which could be below the average cost of funds</text:span></text:p>
              </text:list-item>
              <text:list-item>
                <text:p text:style-name="P20"><text:span text:style-name="T2">Consist of unpledged, marketable short-term securities that are classified as available-for-sale, plus federal funds sold and securities purchased under agreement to resell </text:span></text:p>
              </text:list-item>
            </text:list>
            <text:p text:style-name="P35"><text:span text:style-name="T2"/></text:p>
            <text:p text:style-name="P20"><text:span text:style-name="T2"/></text:p>
          </draw:text-box>
        </draw:frame>
        <draw:custom-shape draw:name="TextBox 3" draw:style-name="gr33" draw:text-style-name="P11" draw:layer="layout" svg:width="25.837cm" svg:height="1.434cm" svg:x="3.345cm" svg:y="1.939cm">
          <text:p text:style-name="P10"><text:span text:style-name="T5">Liquidity Risk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34" draw:text-style-name="P29" draw:layer="layout" svg:width="24.683cm" svg:height="5.34cm" svg:x="1.726cm" svg:y="17.129cm">
          <text:p text:style-name="P27"><text:span text:style-name="T13"/></text:p>
          <text:p text:style-name="P27"><text:span text:style-name="T13"/></text:p>
          <text:p text:style-name="P27"><text:span text:style-name="T13"/></text:p>
          <text:p text:style-name="P2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Title_20_and_20_Content" presentation:presentation-page-layout-name="AL2T11">
        <draw:frame draw:name="Content Placeholder 1" presentation:style-name="pr4" draw:text-style-name="P9" draw:layer="layout" svg:width="25.941cm" svg:height="8.798cm" svg:x="2.207cm" svg:y="5.188cm" presentation:class="outline" presentation:user-transformed="true">
          <draw:text-box>
            <text:list text:style-name="L64">
              <text:list-item>
                <text:p text:style-name="P13"><text:span text:style-name="T2">Securing its Ability to Borrow</text:span></text:p>
              </text:list-item>
            </text:list>
            <text:list text:style-name="L65">
              <text:list-item>
                <text:p text:style-name="P13"><text:span text:style-name="T2">If two banks hold similar assets, the one with greater total equity or lower leverage can take on more debt with less chances of becoming insolvent</text:span></text:p>
              </text:list-item>
              <text:list-item>
                <text:p text:style-name="P13"><text:span text:style-name="T2">(a) Equity-to-asset ratio and (b) Volatile (net noncore) liability-to-asset ratio represents the bank’s equity base and borrowing capacity in the money markets</text:span></text:p>
              </text:list-item>
            </text:list>
            <text:p text:style-name="P35"><text:span text:style-name="T2"/></text:p>
            <text:p text:style-name="P20"><text:span text:style-name="T2"/></text:p>
          </draw:text-box>
        </draw:frame>
        <draw:custom-shape draw:name="TextBox 3" draw:style-name="gr35" draw:text-style-name="P11" draw:layer="layout" svg:width="25.837cm" svg:height="1.434cm" svg:x="3.345cm" svg:y="1.939cm">
          <text:p text:style-name="P10"><text:span text:style-name="T5">Liquidity Risk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36" draw:text-style-name="P29" draw:layer="layout" svg:width="24.683cm" svg:height="5.34cm" svg:x="1.726cm" svg:y="17.129cm">
          <text:p text:style-name="P27"><text:span text:style-name="T13"/></text:p>
          <text:p text:style-name="P27"><text:span text:style-name="T13"/></text:p>
          <text:p text:style-name="P27"><text:span text:style-name="T13"/></text:p>
          <text:p text:style-name="P2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Title_20_and_20_Content" presentation:presentation-page-layout-name="AL2T11">
        <draw:frame draw:name="Content Placeholder 1" presentation:style-name="pr4" draw:text-style-name="P9" draw:layer="layout" svg:width="26.162cm" svg:height="10.064cm" svg:x="0.177cm" svg:y="4.937cm" presentation:class="outline" presentation:user-transformed="true">
          <draw:text-box>
            <text:list text:style-name="L68">
              <text:list-item>
                <text:list>
                  <text:list-item>
                    <text:list>
                      <text:list-item>
                        <text:p text:style-name="P15"><text:span text:style-name="T16">Legal Risk</text:span><text:span text:style-name="T2">:</text:span></text:p>
                      </text:list-item>
                    </text:list>
                  </text:list-item>
                </text:list>
              </text:list-item>
            </text:list>
            <text:p text:style-name="P36"><text:span text:style-name="T2">Risk that unenforceable contracts, lawsuits, or adverse judgments could disrupt or negatively affect the operations, profitability, condition or solvency of the institution </text:span></text:p>
            <text:p text:style-name="P36"><text:span text:style-name="T2">It not only address general liability issues, but also the banks compliance risk</text:span></text:p>
            <text:list text:continue-numbering="true" text:style-name="L68">
              <text:list-item>
                <text:list>
                  <text:list-item>
                    <text:list>
                      <text:list-item>
                        <text:p text:style-name="P37"><text:span text:style-name="T16">Reputation Risk:</text:span></text:p>
                      </text:list-item>
                    </text:list>
                  </text:list-item>
                </text:list>
              </text:list-item>
            </text:list>
            <text:p text:style-name="P36"><text:span text:style-name="T2">Risk that negative publicity, either true or untrue, can adversely affect a bank’s customer base or bring forth costly litigation, hence negatively affecting profitability</text:span></text:p>
            <text:p text:style-name="P32"><text:span text:style-name="T2"/></text:p>
            <text:p text:style-name="P32"><text:span text:style-name="T2"/></text:p>
            <text:p text:style-name="P32"><text:span text:style-name="T2"/></text:p>
            <text:p text:style-name="P32"><text:span text:style-name="T2"/></text:p>
            <text:p text:style-name="P32"><text:span text:style-name="T6"/></text:p>
            <text:p text:style-name="P32"><text:span text:style-name="T6"/></text:p>
            <text:p text:style-name="P8"><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37" draw:text-style-name="P11" draw:layer="layout" svg:width="25.837cm" svg:height="1.434cm" svg:x="3.345cm" svg:y="1.939cm">
          <text:p text:style-name="P10"><text:span text:style-name="T5">Legal and Reputation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Title_20_and_20_Content" presentation:presentation-page-layout-name="AL2T11">
        <draw:frame draw:name="Content Placeholder 1" presentation:style-name="pr4" draw:text-style-name="P9" draw:layer="layout" svg:width="26.162cm" svg:height="10.064cm" svg:x="0.385cm" svg:y="5.354cm" presentation:class="outline" presentation:user-transformed="true">
          <draw:text-box>
            <text:list text:style-name="L68">
              <text:list-item>
                <text:list>
                  <text:list-item>
                    <text:list>
                      <text:list-item>
                        <text:p text:style-name="P15"><text:span text:style-name="T2">It is not considered as separate risk because all of the risks mentioned will in one form or the other affect a bank’s capital and hence solvency</text:span></text:p>
                      </text:list-item>
                      <text:list-item>
                        <text:p text:style-name="P15"><text:span text:style-name="T2">It represents the risk that the bank will become insolvent and fail</text:span></text:p>
                      </text:list-item>
                      <text:list-item>
                        <text:p text:style-name="P15"><text:span text:style-name="T2">It refers to the potential decrease in the market value of assets below the market value of liabilities, indicating economic net worth is zero or less </text:span><text:span text:style-name="T3"></text:span><text:span text:style-name="T2"> if bank liquidates, it would not be able to pay all creditors and be bankrupt</text:span></text:p>
                      </text:list-item>
                    </text:list>
                  </text:list-item>
                </text:list>
              </text:list-item>
            </text:list>
            <text:p text:style-name="P38"><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6"/></text:p>
            <text:p text:style-name="P32"><text:span text:style-name="T6"/></text:p>
            <text:p text:style-name="P8"><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38" draw:text-style-name="P11" draw:layer="layout" svg:width="25.837cm" svg:height="1.434cm" svg:x="3.345cm" svg:y="1.939cm">
          <text:p text:style-name="P10"><text:span text:style-name="T5">Capital or Solvency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1" draw:master-page-name="Title_20_and_20_Content" presentation:presentation-page-layout-name="AL2T11">
        <draw:frame draw:name="Content Placeholder 1" presentation:style-name="pr4" draw:text-style-name="P9" draw:layer="layout" svg:width="26.162cm" svg:height="10.064cm" svg:x="1.29cm" svg:y="5.354cm" presentation:class="outline" presentation:user-transformed="true">
          <draw:text-box>
            <text:p text:style-name="P38"><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6"/></text:p>
            <text:p text:style-name="P32"><text:span text:style-name="T6"/></text:p>
            <text:p text:style-name="P8"><text:span text:style-name="T6"/></text:p>
            <text:p text:style-name="P31"><text:span text:style-name="T2"/></text:p>
            <text:p text:style-name="P32"><text:span text:style-name="T2"/></text:p>
            <text:p text:style-name="P7"><text:span text:style-name="T2"/></text:p>
            <text:p text:style-name="P8"><text:span text:style-name="T4"/></text:p>
          </draw:text-box>
        </draw:frame>
        <draw:custom-shape draw:name="TextBox 3" draw:style-name="gr39" draw:text-style-name="P11" draw:layer="layout" svg:width="25.837cm" svg:height="1.434cm" svg:x="3.345cm" svg:y="1.939cm">
          <text:p text:style-name="P10"><text:span text:style-name="T5">Off-Balance Sheet Ri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40" draw:text-style-name="P29" draw:layer="layout" svg:width="26.162cm" svg:height="10.064cm" svg:x="0.913cm" svg:y="5.569cm">
          <text:list text:style-name="L73">
            <text:list-item>
              <text:list>
                <text:list-item>
                  <text:list>
                    <text:list-item>
                      <text:p text:style-name="P27"><text:span text:style-name="T2">Banks enter into agreements that do no have a balance sheet reporting impact until transactions is affected e.g. long-term loan commitment to a potential borrower</text:span></text:p>
                    </text:list-item>
                    <text:list-item>
                      <text:p text:style-name="P27"><text:span text:style-name="T2">Off-balance sheet risk refers to the volatility in income and market value of bank equity that may arise from unanticipated losses due to these off balance sheet liabilities</text:span></text:p>
                    </text:list-item>
                  </text:list>
                </text:list-item>
              </text:list>
            </text:list-item>
          </text:list>
          <text:p text:style-name="P39"><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2"/></text:p>
          <text:p text:style-name="P40"><text:span text:style-name="T6"/></text:p>
          <text:p text:style-name="P40"><text:span text:style-name="T6"/></text:p>
          <text:p text:style-name="P40"><text:span text:style-name="T6"/></text:p>
          <text:p text:style-name="P41"><text:span text:style-name="T2"/></text:p>
          <text:p text:style-name="P40"><text:span text:style-name="T2"/></text:p>
          <text:p text:style-name="P4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ingdings" svg:font-family="Wingdings"/>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IN"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Bank Risk</dc:title>
    <meta:initial-creator>Jitendra Mahakud</meta:initial-creator>
    <meta:editing-cycles>4</meta:editing-cycles>
    <meta:creation-date>2023-02-04T04:37:37</meta:creation-date>
    <dc:date>2023-02-21T19:44:56.200860107</dc:date>
    <meta:editing-duration>PT7M53S</meta:editing-duration>
    <meta:generator>LibreOffice/7.4.4.2$Linux_X86_64 LibreOffice_project/40$Build-2</meta:generator>
    <meta:document-statistic meta:object-count="186"/>
    <meta:user-defined meta:name="AppVersion">16.0000</meta:user-defined>
    <meta:user-defined meta:name="PresentationFormat">Widescreen</meta:user-defined>
    <meta:user-defined meta:name="Slides" meta:value-type="float">37</meta:user-defined>
  </office:meta>
</office:document-meta>
</file>